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text/xml"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text/xml" manifest:full-path="Configurations2/scData.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300000068AFFB0851.png"/>
  <manifest:file-entry manifest:media-type="image/jpeg" manifest:full-path="Pictures/10000000000007620000007687C8BACC.jpg"/>
  <manifest:file-entry manifest:media-type="image/png" manifest:full-path="Pictures/10000000000002360000023040B0C53E.png"/>
  <manifest:file-entry manifest:media-type="image/png" manifest:full-path="Pictures/1000000000000001000003E8B0B51C05.png"/>
  <manifest:file-entry manifest:media-type="image/png" manifest:full-path="Pictures/1000000000000762000000018C431D73.png"/>
  <manifest:file-entry manifest:media-type="image/png" manifest:full-path="Pictures/100002010000006D000000615F5E3FE8.png"/>
  <manifest:file-entry manifest:media-type="image/jpeg" manifest:full-path="Pictures/10000000000004D8000000010C833D90.jpg"/>
  <manifest:file-entry manifest:media-type="image/png" manifest:full-path="Pictures/100002010000006E0000006BC58D086C.png"/>
  <manifest:file-entry manifest:media-type="image/png" manifest:full-path="Pictures/1000000000000762000000019320C39E.png"/>
  <manifest:file-entry manifest:media-type="image/jpeg" manifest:full-path="Pictures/1000000000000762000000762C19C889.jpg"/>
  <manifest:file-entry manifest:media-type="image/png" manifest:full-path="Pictures/1000020100000067000000537D43191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text/xml"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text/xml"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text/xml"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text/xml"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text/xml"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text/xml"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 style:family="table">
      <style:table-properties style:width="15cm" table:align="center" table:border-model="collapsing"/>
    </style:style>
    <style:style style:name="table.A" style:family="table-column">
      <style:table-column-properties style:column-width="7.5cm"/>
    </style:style>
    <style:style style:name="table.A1" style:family="table-cell">
      <style:table-cell-properties fo:background-color="#ccccff" fo:padding="0.097cm" fo:border="0.002cm solid #000000">
        <style:background-image/>
      </style:table-cell-properties>
    </style:style>
    <style:style style:name="table.A2" style:family="table-cell">
      <style:table-cell-properties fo:padding="0.097cm" fo:border="0.002cm solid #000000"/>
    </style:style>
    <style:style style:name="Tableau1" style:family="table">
      <style:table-properties style:width="10.92cm" table:align="center" table:border-model="collapsing"/>
    </style:style>
    <style:style style:name="Tableau1.A" style:family="table-column">
      <style:table-column-properties style:column-width="3.12cm"/>
    </style:style>
    <style:style style:name="Tableau1.B" style:family="table-column">
      <style:table-column-properties style:column-width="4.524cm"/>
    </style:style>
    <style:style style:name="Tableau1.C" style:family="table-column">
      <style:table-column-properties style:column-width="3.276cm"/>
    </style:style>
    <style:style style:name="Tableau1.A1" style:family="table-cell">
      <style:table-cell-properties fo:padding="0.097cm" fo:border="0.002cm solid #000000"/>
    </style:style>
    <style:style style:name="P1" style:family="paragraph" style:parent-style-name="Standard">
      <style:paragraph-properties fo:keep-together="always" fo:orphans="3" fo:widows="3" fo:keep-with-next="auto"/>
      <style:text-properties fo:color="#ffffff" style:font-name="Arial" fo:font-size="1pt"/>
    </style:style>
    <style:style style:name="P2" style:family="paragraph" style:parent-style-name="Standard">
      <style:paragraph-properties fo:orphans="3" fo:widows="3" fo:keep-with-next="auto"/>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sTxt_5f__20__3e__20_itemizedListTag_5f__20__3e__20_paragraph_20_level_20_1" style:list-style-name="op_5f_txt_5f__20__3e__20_itemizedListTag_5f__20__3e__20_list"/>
    <style:style style:name="P5"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6" style:family="paragraph" style:parent-style-name="op_5f_txt_5f__20__3e__20_itemizedListTag_5f__20__3e__20_paragraph_20_level_20_1">
      <style:paragraph-properties fo:keep-with-next="always"/>
    </style:style>
    <style:style style:name="P7" style:family="paragraph" style:parent-style-name="op_5f_ue_5f__20__3e__20_subSectionTitleList_20__3e__20_title_20_level_20_01">
      <style:paragraph-properties>
        <style:tab-stops>
          <style:tab-stop style:position="16.701cm" style:type="right"/>
        </style:tab-stops>
      </style:paragraph-properties>
    </style:style>
    <style:style style:name="P8" style:family="paragraph" style:parent-style-name="op_5f_txt_5f__20__3e__20_paraTag_5f_">
      <style:paragraph-properties fo:keep-with-next="always"/>
    </style:style>
    <style:style style:name="P9"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10" style:family="paragraph" style:parent-style-name="op_5f_sTxt_5f__20__3e__20_paraTag_5f_">
      <style:paragraph-properties fo:keep-with-next="alway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style>
    <style:style style:name="fr2" style:family="graphic" style:parent-style-name="odTemplateText_20__3e__20_area_5f_pageR_20__3e__20_frame">
      <style:graphic-properties style:vertical-pos="bottom" style:vertical-rel="page" style:horizontal-pos="right" style:horizontal-rel="page-content"/>
    </style:style>
    <style:style style:name="fr3" style:family="graphic" style:parent-style-name="odTemplateText_20__3e__20_area_5f_cpyL_20__3e__20_frame">
      <style:graphic-properties style:vertical-pos="bottom" style:vertical-rel="page-content" style:horizontal-pos="right" style:horizontal-rel="page-content"/>
    </style:style>
    <style:style style:name="fr4" style:family="graphic" style:parent-style-name="odTemplateText_5f_content_20__3e__20_partTitleRight_20__3e__20_frame">
      <style:graphic-properties style:vertical-pos="top" style:vertical-rel="paragraph-content" style:horizontal-pos="left" style:horizontal-rel="paragraph" style:flow-with-text="false"/>
    </style:style>
    <style:style style:name="fr5" style:family="graphic" style:parent-style-name="odTemplateText_5f_content_20__3e__20_partTitleLeft_20__3e__20_frame">
      <style:graphic-properties style:vertical-pos="top" style:vertical-rel="paragraph-content" style:horizontal-pos="left" style:horizontal-rel="paragraph" style:flow-with-text="false"/>
    </style:style>
    <style:style style:name="fr6" style:family="graphic" style:parent-style-name="odTemplateText_20__3e__20_flowTextArea_5f_title_20__3e__20_frame">
      <style:graphic-properties style:vertical-pos="from-top" style:vertical-rel="page" style:horizontal-pos="from-left" style:horizontal-rel="page"/>
    </style:style>
    <style:style style:name="fr7" style:family="graphic" style:parent-style-name="odTemplateText_20__3e__20_flowArea_5f_licence_20__3e__20_frame">
      <style:graphic-properties style:vertical-pos="from-top" style:vertical-rel="page" style:horizontal-pos="from-left" style:horizontal-rel="page"/>
    </style:style>
    <style:style style:name="fr8" style:family="graphic" style:parent-style-name="odTemplateText_20__3e__20_flowArea_5f_author_20__3e__20_frame">
      <style:graphic-properties style:vertical-pos="from-top" style:vertical-rel="page" style:horizontal-pos="center" style:horizontal-rel="page"/>
    </style:style>
    <style:style style:name="fr9" style:family="graphic" style:parent-style-name="odTemplateText_20__3e__20_flowArea_5f_coll_20__3e__20_frame">
      <style:graphic-properties style:vertical-pos="from-top" style:vertical-rel="page" style:horizontal-pos="from-left" style:horizontal-rel="page"/>
    </style:style>
    <style:style style:name="fr10" style:family="graphic" style:parent-style-name="odTemplateText_20__3e__20_flowArea_5f_date_20__3e__20_frame">
      <style:graphic-properties style:vertical-pos="from-top" style:vertical-rel="page" style:horizontal-pos="from-left" style:horizontal-rel="page"/>
    </style:style>
    <style:style style:name="fr11" style:family="graphic" style:parent-style-name="odTemplateText_20__3e__20_flowArea_5f_id_20__3e__20_frame">
      <style:graphic-properties style:vertical-pos="from-top" style:vertical-rel="page" style:horizontal-pos="from-left" style:horizontal-rel="page"/>
    </style:style>
    <style:style style:name="fr12" style:family="graphic" style:parent-style-name="odTemplateText_20__3e__20_flowArea_5f_version_20__3e__20_frame">
      <style:graphic-properties style:vertical-pos="from-top" style:vertical-rel="page" style:horizontal-pos="from-left" style:horizontal-rel="page"/>
    </style:style>
    <style:style style:name="fr13" style:family="graphic" style:parent-style-name="odTemplateText_20__3e__20_flowArea_5f_logo_20__3e__20_frame">
      <style:graphic-properties style:vertical-pos="from-top" style:vertical-rel="page" style:horizontal-pos="from-left" style:horizontal-rel="page"/>
    </style:style>
    <style:style style:name="fr14" style:family="graphic" style:parent-style-name="op_5f_pb_5f__20__3e__20_pbDefArea_20__3e__20_frame">
      <style:graphic-properties style:vertical-pos="from-top" style:vertical-rel="paragraph-content" style:horizontal-pos="from-left" style:horizontal-rel="paragraph-content" style:flow-with-text="false"/>
    </style:style>
    <style:style style:name="fr15" style:family="graphic" style:parent-style-name="op_5f_pb_5f__20__3e__20_pbWarningArea_20__3e__20_frame">
      <style:graphic-properties style:vertical-pos="from-top" style:vertical-rel="paragraph-content" style:horizontal-pos="from-left" style:horizontal-rel="paragraph-content" style:flow-with-text="false"/>
    </style:style>
    <style:style style:name="fr16" style:family="graphic" style:parent-style-name="op_5f_pb_5f__20__3e__20_pbBasicArea_20__3e__20_frame">
      <style:graphic-properties style:vertical-pos="from-top" style:vertical-rel="paragraph-content" style:horizontal-pos="from-left" style:horizontal-rel="paragraph-content" style:flow-with-text="false"/>
    </style:style>
    <style:style style:name="fr17" style:family="graphic" style:parent-style-name="sw_5f_WRes_20__3e__20_res_20__3e__20_main_20_frame">
      <style:graphic-properties style:vertical-pos="middle" style:vertical-rel="baseline"/>
    </style:style>
    <style:style style:name="fr18" style:family="graphic" style:parent-style-name="op_5f_pb_5f__20__3e__20_pbRemindArea_20__3e__20_frame">
      <style:graphic-properties style:vertical-pos="from-top" style:vertical-rel="paragraph-content" style:horizontal-pos="from-left" style:horizontal-rel="paragraph-content" style:flow-with-text="false"/>
    </style:style>
    <style:style style:name="fr19" style:family="graphic" style:parent-style-name="viewPictureInline">
      <style:graphic-properties style:vertical-pos="middle" style:vertical-rel="text" style:horizontal-pos="center" style:horizontal-rel="page" draw:ole-draw-aspect="1"/>
    </style:style>
    <style:style style:name="fr20" style:family="graphic" style:parent-style-name="viewPicture">
      <style:graphic-properties style:vertical-pos="from-top" style:vertical-rel="paragraph" style:horizontal-pos="center" style:horizontal-rel="page" draw:ole-draw-aspect="1"/>
    </style:style>
    <style:style style:name="Sect1"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fo:background-color="transparent" fo:margin-left="6.001cm" fo:margin-right="0cm" style:editable="false">
        <style:columns fo:column-count="1" fo:column-gap="0cm"/>
        <style:background-image/>
      </style:section-properties>
    </style:style>
    <style:style style:name="Sect4" style:family="section">
      <style:section-properties fo:background-color="transparent" style:editable="false">
        <style:columns fo:column-count="1" fo:column-gap="0cm"/>
        <style:background-image xlink:href="Pictures/10000000000004D8000000010C833D90.jpg" xlink:type="simple" xlink:actuate="onLoad" style:repeat="stretch"/>
      </style:section-properties>
    </style:style>
    <style:style style:name="Sect5" style:family="section">
      <style:section-properties fo:margin-left="1.499cm" fo:margin-right="0cm" style:editable="false">
        <style:columns fo:column-count="1" fo:column-gap="0cm"/>
      </style:section-properties>
    </style:style>
    <style:style style:name="Sect6" style:family="section">
      <style:section-properties fo:background-color="transparent" style:editable="false">
        <style:columns fo:column-count="1" fo:column-gap="0cm"/>
        <style:background-image xlink:href="Pictures/1000000000000762000000018C431D73.png" xlink:type="simple" xlink:actuate="onLoad" style:repeat="stretch"/>
      </style:section-properties>
    </style:style>
    <style:style style:name="Sect7" style:family="section">
      <style:section-properties fo:background-color="transparent" style:editable="false">
        <style:columns fo:column-count="1" fo:column-gap="0cm"/>
        <style:background-image xlink:href="Pictures/1000000000000762000000019320C39E.png" xlink:type="simple" xlink:actuate="onLoad" style:repeat="stretch"/>
      </style:section-properties>
    </style:style>
    <style:style style:name="Sect8"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g"/>
        <text:sequence-decl text:display-outline-level="0" text:name="simplecap"/>
        <text:sequence-decl text:display-outline-level="0" text:name="tab"/>
        <text:sequence-decl text:display-outline-level="0" text:name="math"/>
        <text:sequence-decl text:display-outline-level="0" text:name="graph"/>
        <text:sequence-decl text:display-outline-level="0" text:name="anim"/>
        <text:sequence-decl text:display-outline-level="0" text:name="doc"/>
      </text:sequence-decls>
      <draw:frame draw:style-name="fr6" draw:name="odTemplateText_content_title" text:anchor-type="page" text:anchor-page-number="1" svg:x="5.544cm" svg:y="2.619cm" svg:width="14.811cm" draw:z-index="34">
        <draw:text-box fo:min-height="2cm">
          <text:p text:style-name="odTemplateText_20__3e__20_flowTextArea_5f_title_20__3e__20_text">2E. Gestion de Stock</text:p>
        </draw:text-box>
      </draw:frame>
      <draw:frame draw:style-name="fr7" draw:name="odTemplateText_content_licence" text:anchor-type="page" text:anchor-page-number="1" svg:x="0.771cm" svg:y="27.229cm" svg:width="10.747cm" draw:z-index="35">
        <draw:text-box fo:min-height="3cm">
          <text:p text:style-name="Frame_20_contents"/>
        </draw:text-box>
      </draw:frame>
      <draw:frame draw:style-name="fr8" draw:name="odTemplateText_content_author" text:anchor-type="page" text:anchor-page-number="1" svg:y="22.999cm" svg:width="11.564cm" draw:z-index="36">
        <draw:text-box fo:min-height="3cm">
          <text:p text:style-name="Frame_20_contents"/>
        </draw:text-box>
      </draw:frame>
      <draw:frame draw:style-name="fr9" draw:name="odTemplateText_content_coll" text:anchor-type="page" text:anchor-page-number="1" svg:x="1.99cm" svg:y="0cm" svg:width="2.15cm" svg:height="12.864cm" draw:z-index="15">
        <draw:text-box>
          <text:p text:style-name="op_5f_odRootM_5f_coll_5f__20__3e__20_pdgColl">Maintenance. Gestion de Stock</text:p>
        </draw:text-box>
      </draw:frame>
      <draw:frame draw:style-name="fr10" draw:name="odTemplateText_content_date" text:anchor-type="page" text:anchor-page-number="1" svg:x="15.131cm" svg:y="27.199cm" svg:width="5.001cm" draw:z-index="37">
        <draw:text-box fo:min-height="3cm">
          <text:p text:style-name="op_5f_odRootM_5f_date_5f__20__3e__20_pdgDate">26 Janvier 2011</text:p>
        </draw:text-box>
      </draw:frame>
      <draw:frame draw:style-name="fr11" draw:name="odTemplateText_content_id" text:anchor-type="page" text:anchor-page-number="1" svg:x="3.12cm" svg:y="14.319cm" svg:width="5.001cm" svg:height="0.716cm" draw:z-index="16">
        <draw:text-box>
          <text:p text:style-name="Frame_20_contents"/>
        </draw:text-box>
      </draw:frame>
      <draw:frame draw:style-name="fr12" draw:name="odTemplateText_content_version" text:anchor-type="page" text:anchor-page-number="1" svg:x="3.15cm" svg:y="13.37cm" svg:width="5.001cm" svg:height="0.794cm" draw:z-index="38">
        <draw:text-box>
          <text:p text:style-name="op_5f_odRootM_5f_version_5f__20__3e__20_version">1</text:p>
        </draw:text-box>
      </draw:frame>
      <draw:frame draw:style-name="fr13" draw:name="odTemplateText_content_logo" text:anchor-type="page" text:anchor-page-number="1" svg:x="8.541cm" svg:y="13.36cm" svg:width="11.123cm" svg:height="7.918cm" draw:z-index="39">
        <draw:text-box>
          <text:p text:style-name="Frame_20_contents"/>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sw_5f_WHeaderSection_20__3e__20_breakNewSection"> <text:span text:style-name="T2"> </text:span></text:p>
      <text:section text:style-name="Sect1" text:name="Section">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sw_5f_WHeaderSection_20__3e__20_spaceAfter"> <text:span text:style-name="T2"> </text:span></text:p>
      <text:table-of-content text:style-name="Sect2" text:protected="true" text:name="Table des matière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5"><text:a xlink:type="simple" xlink:href="#__RefHeading__1925_2105976076"><text:span text:style-name="odTemplateTextXxXtocXxXentry">I - Concepts et Principes</text:span></text:a><text:a xlink:type="simple" xlink:href="#__RefHeading__1925_2105976076"><text:span text:style-name="odTemplateTextXxXtocXxXtabStop"><text:tab/></text:span></text:a><text:a xlink:type="simple" xlink:href="#__RefHeading__1925_2105976076"><text:span text:style-name="odTemplateTextXxXtocXxXpageNumber">5</text:span></text:a></text:p>
          <text:p text:style-name="P9"><text:a xlink:type="simple" xlink:href="#__RefHeading__1927_2105976076"><text:span text:style-name="odTemplateTextXxXtocXxXchapterNumber"><text:s/>A. </text:span></text:a><text:a xlink:type="simple" xlink:href="#__RefHeading__1927_2105976076"><text:span text:style-name="odTemplateTextXxXtocXxXentry">Stock Maintenance et Stock Matière première</text:span></text:a><text:a xlink:type="simple" xlink:href="#__RefHeading__1927_2105976076"><text:span text:style-name="odTemplateTextXxXtocXxXtabStop"><text:tab/></text:span></text:a><text:a xlink:type="simple" xlink:href="#__RefHeading__1927_2105976076"><text:span text:style-name="odTemplateTextXxXtocXxXpageNumber">5</text:span></text:a></text:p>
          <text:p text:style-name="P9"><text:a xlink:type="simple" xlink:href="#__RefHeading__1929_2105976076"><text:span text:style-name="odTemplateTextXxXtocXxXchapterNumber"><text:s/>B. </text:span></text:a><text:a xlink:type="simple" xlink:href="#__RefHeading__1929_2105976076"><text:span text:style-name="odTemplateTextXxXtocXxXentry">Le Stock Maintenance</text:span></text:a><text:a xlink:type="simple" xlink:href="#__RefHeading__1929_2105976076"><text:span text:style-name="odTemplateTextXxXtocXxXtabStop"><text:tab/></text:span></text:a><text:a xlink:type="simple" xlink:href="#__RefHeading__1929_2105976076"><text:span text:style-name="odTemplateTextXxXtocXxXpageNumber">6</text:span></text:a></text:p>
          <text:p text:style-name="P9"><text:a xlink:type="simple" xlink:href="#__RefHeading__1931_2105976076"><text:span text:style-name="odTemplateTextXxXtocXxXchapterNumber"><text:s/>C. </text:span></text:a><text:a xlink:type="simple" xlink:href="#__RefHeading__1931_2105976076"><text:span text:style-name="odTemplateTextXxXtocXxXentry">Enjeu économique</text:span></text:a><text:a xlink:type="simple" xlink:href="#__RefHeading__1931_2105976076"><text:span text:style-name="odTemplateTextXxXtocXxXtabStop"><text:tab/></text:span></text:a><text:a xlink:type="simple" xlink:href="#__RefHeading__1931_2105976076"><text:span text:style-name="odTemplateTextXxXtocXxXpageNumber">7</text:span></text:a></text:p>
          <text:p text:style-name="P9"><text:a xlink:type="simple" xlink:href="#__RefHeading__1933_2105976076"><text:span text:style-name="odTemplateTextXxXtocXxXchapterNumber"><text:s/>D. </text:span></text:a><text:a xlink:type="simple" xlink:href="#__RefHeading__1933_2105976076"><text:span text:style-name="odTemplateTextXxXtocXxXentry">La gestion des approvisionnements</text:span></text:a><text:a xlink:type="simple" xlink:href="#__RefHeading__1933_2105976076"><text:span text:style-name="odTemplateTextXxXtocXxXtabStop"><text:tab/></text:span></text:a><text:a xlink:type="simple" xlink:href="#__RefHeading__1933_2105976076"><text:span text:style-name="odTemplateTextXxXtocXxXpageNumber">8</text:span></text:a></text:p>
          <text:p text:style-name="P5"><text:a xlink:type="simple" xlink:href="#__RefHeading__1935_2105976076"><text:span text:style-name="odTemplateTextXxXtocXxXentry">II - Formules de Wilson</text:span></text:a><text:a xlink:type="simple" xlink:href="#__RefHeading__1935_2105976076"><text:span text:style-name="odTemplateTextXxXtocXxXtabStop"><text:tab/></text:span></text:a><text:a xlink:type="simple" xlink:href="#__RefHeading__1935_2105976076"><text:span text:style-name="odTemplateTextXxXtocXxXpageNumber">11</text:span></text:a></text:p>
          <text:p text:style-name="P5"><text:a xlink:type="simple" xlink:href="#__RefHeading__1937_2105976076"><text:span text:style-name="odTemplateTextXxXtocXxXentry">Glossaire</text:span></text:a><text:a xlink:type="simple" xlink:href="#__RefHeading__1937_2105976076"><text:span text:style-name="odTemplateTextXxXtocXxXtabStop"><text:tab/></text:span></text:a><text:a xlink:type="simple" xlink:href="#__RefHeading__1937_2105976076"><text:span text:style-name="odTemplateTextXxXtocXxXpageNumber">13</text:span></text:a></text:p>
        </text:index-body>
      </text:table-of-content>
      <text:p text:style-name="P3">  <text:span text:style-name="T2"> </text:span></text:p>
      <text:h text:style-name="odTemplateText_20__3e__20_title_20__3e__20_level_20_01" text:outline-level="1">Concepts et Principes</text:h>
      <text:p text:style-name="sw_5f_WHeaderSection_20__3e__20_breakNewSection"> <text:span text:style-name="T2"> </text:span></text:p>
      <text:section text:style-name="Sect1" text:name="Section1">
        <text:p text:style-name="P1">  <text:span text:style-name="T2"> </text:span></text:p>
        <text:p text:style-name="sw_5f_WHeaderSection_20__3e__20_pageTitle"><text:bookmark text:name="__RefHeading__1925_2105976076"/><text:span text:style-name="op_5f_ue_5f__20__3e__20_hidden"><text:chapter text:display="plain-number" text:outline-level="1">I</text:chapter></text:span><text:span text:style-name="op_5f_ue_5f__20__3e__20_hidden"> - </text:span><text:chapter text:display="name" text:outline-level="1">Concepts et Principes</text:chapter><text:bookmark-end text:name="__RefHeading__1925_2105976076"/></text:p>
        <text:p text:style-name="sw_5f_WHeaderSection_20__3e__20_pageId"><text:chapter text:display="plain-number" text:outline-level="1">I</text:chapter></text:p>
        <text:p text:style-name="P3">  <text:span text:style-name="T2"> </text:span></text:p>
      </text:section>
      <text:p text:style-name="sw_5f_WHeaderSection_20__3e__20_spaceAfter"> <text:span text:style-name="T2"> </text:span></text:p>
      <text:section text:style-name="Sect3" text:name="Section2">
        <text:p text:style-name="P1">  <text:span text:style-name="T2"> </text:span></text:p>
        <text:table-of-content text:style-name="Sect4" text:protected="true" text:name="Table des matières2">
          <text:table-of-content-source text:outline-level="1"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7"><text:span text:style-name="XxXXxXentry">Stock Maintenance et Stock Matière première</text:span><text:span text:style-name="XxXXxXtabStop"><text:tab/></text:span><text:span text:style-name="XxXXxXpageNumber">5</text:span></text:p>
            <text:p text:style-name="P7"><text:span text:style-name="XxXXxXentry">Le Stock Maintenance</text:span><text:span text:style-name="XxXXxXtabStop"><text:tab/></text:span><text:span text:style-name="XxXXxXpageNumber">6</text:span></text:p>
            <text:p text:style-name="P7"><text:span text:style-name="XxXXxXentry">Enjeu économique</text:span><text:span text:style-name="XxXXxXtabStop"><text:tab/></text:span><text:span text:style-name="XxXXxXpageNumber">7</text:span></text:p>
            <text:p text:style-name="P7"><text:span text:style-name="XxXXxXentry">La gestion des approvisionnements</text:span><text:span text:style-name="XxXXxXtabStop"><text:tab/></text:span><text:span text:style-name="XxXXxXpageNumber">8</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section text:style-name="Sect5" text:name="Section4">
        <text:p text:style-name="P1">  <text:span text:style-name="T2"> </text:span></text:p>
        <text:h text:style-name="odTemplateText_20__3e__20_title_20__3e__20_level_20_02" text:outline-level="2"><text:bookmark text:name="__RefHeading__1927_2105976076"/>Stock Maintenance et Stock Matière première<text:bookmark-end text:name="__RefHeading__1927_2105976076"/></text:h>
        <text:p text:style-name="spaceBeforeKeepSmall"> <text:span text:style-name="T2"> </text:span></text:p>
        <text:p text:style-name="sw_5f_WPbTitle_20__3e__20_pbTitle"><text:span text:style-name="sw_5f_WPbTitle_20__3e__20_value">Le besoin en Matière première</text:span></text:p>
        <text:p text:style-name="op_5f_txt_5f__20__3e__20_paraTag_5f_">Un stock de <text:span text:style-name="txtAcr">MP</text:span><text:bookmark-start text:name="db_N53_c3_27_N23_2"/><text:span text:style-name="txtAcr"><text:span text:style-name="T1">Matière première</text:span></text:span><text:bookmark-end text:name="db_N53_c3_27_N23_2"/> répond à un <text:span text:style-name="txtEmp">besoin connu</text:span> permettant de traiter des commandes clients fermes. </text:p>
        <text:p text:style-name="op_5f_txt_5f__20__3e__20_paraTag_5f_">Le service achat a une parfaite maîtrise des matières utiles à la fabrication de ses produits. Les quantités à réapprovisionner peuvent l'objet d'une légère spéculation ou anticipation vis à vis des commandes à venir pour négocier des prix en fonction des quantités. Mais globalement, on peut dire que le risque de stocker des pièces inutilisées est négligeable.</text:p>
        <text:p text:style-name="P8">On résumera cette situation en divisant le <text:span text:style-name="txtGlos">stock maintenance</text:span><text:a xlink:type="simple" xlink:href="#db_N20c@c5"><text:span text:style-name="txtGlos"><text:span text:style-name="odTemplateText_20__3e__20_refIco"></text:span></text:span></text:a><text:bookmark-start text:name="db_N72_c3_27_N2f_3"/><text:span text:style-name="txtGlos"><text:span text:style-name="T1">Stock Maintenance</text:span></text:span><text:bookmark-end text:name="db_N72_c3_27_N2f_3"/> en deux catégories :</text:p>
        <text:list xml:id="list27242156" text:style-name="op_5f_txt_5f__20__3e__20_itemizedListTag_5f__20__3e__20_list">
          <text:list-item text:start-value="1">
            <text:p text:style-name="op_5f_txt_5f__20__3e__20_itemizedListTag_5f__20__3e__20_paragraph_20_level_20_1">Les pièces banales ou consommables</text:p>
          </text:list-item>
          <text:list-item>
            <text:p text:style-name="op_5f_txt_5f__20__3e__20_itemizedListTag_5f__20__3e__20_paragraph_20_level_20_1">Les pièces stratégiques (communes ou spécifiques)</text:p>
          </text:list-item>
        </text:list>
        <text:p text:style-name="spaceBeforeKeep"> <text:span text:style-name="T2"> </text:span></text:p>
        <text:section text:style-name="Sect6" text:name="Section5">
          <text:p text:style-name="P1">  <text:span text:style-name="T2"> </text:span></text:p>
          <text:p text:style-name="P1"><draw:frame draw:style-name="fr14" draw:name="op_pb__pbDefArea" text:anchor-type="paragraph" svg:x="-1.499cm" svg:y="0.15cm" svg:width="1.499cm" svg:height="1cm" draw:z-index="17"><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Le stock Maintenance</text:span></text:p>
          <text:p text:style-name="op_5f_txt_5f__20__3e__20_paraTag_5f_">Le stock de pièces détachées a pour objectif de réduire la durée des Arrêts machine.</text:p>
          <text:p text:style-name="P3">  <text:span text:style-name="T2"> </text:span></text:p>
        </text:section>
        <text:p text:style-name="spaceBeforeKeep"> <text:span text:style-name="T2"> </text:span></text:p>
        <text:p text:style-name="op_5f_txt_5f__20__3e__20_paraTag_5f_">Le stock Maintenance est équivalent à une assurance dont le coût est proportionnel aux garanties auxquelles vous choisissez de souscrire. On désigne cette assurance par le <text:span text:style-name="txtGlos">CSM</text:span><text:a xlink:type="simple" xlink:href="#db_N20c@c6"><text:span text:style-name="txtGlos"><text:span text:style-name="odTemplateText_20__3e__20_refIco"></text:span></text:span></text:a><text:bookmark-start text:name="db_N72_c3_95_N67_4"/><text:span text:style-name="txtGlos"><text:span text:style-name="T1">Coût de Stockage Maintenance (CSM)</text:span></text:span><text:bookmark-end text:name="db_N72_c3_95_N67_4"/> pour couvrir le <text:span text:style-name="txtGlos">CDM</text:span><text:a xlink:type="simple" xlink:href="#db_N20c@c7"><text:span text:style-name="txtGlos"><text:span text:style-name="odTemplateText_20__3e__20_refIco"></text:span></text:span></text:a><text:bookmark-start text:name="db_N72_c3_95_N6a_5"/><text:span text:style-name="txtGlos"><text:span text:style-name="T1">Coût Défaillance Maintenance (CDM)</text:span></text:span><text:bookmark-end text:name="db_N72_c3_95_N6a_5"/>.</text:p>
        <text:p text:style-name="op_5f_txt_5f__20__3e__20_paraTag_5f_">En cas de rupture de stock d'une pièce, les conséquences en terme d'Arrêt Machine (<text:span text:style-name="txtGlos">CDM</text:span><text:a xlink:type="simple" xlink:href="#db_N20c@c7"><text:span text:style-name="txtGlos"><text:span text:style-name="odTemplateText_20__3e__20_refIco"></text:span></text:span></text:a><text:bookmark-start text:name="db_N72_c3_95_N70_6"/><text:span text:style-name="txtGlos"><text:span text:style-name="T1">Coût Défaillance Maintenance (CDM)</text:span></text:span><text:bookmark-end text:name="db_N72_c3_95_N70_6"/>) peuvent être vite disproportionné par rapport au Prix de cette pièce (<text:span text:style-name="txtGlos">Pu</text:span><text:a xlink:type="simple" xlink:href="#db_N20c@c8"><text:span text:style-name="txtGlos"><text:span text:style-name="odTemplateText_20__3e__20_refIco"></text:span></text:span></text:a><text:bookmark-start text:name="db_N72_c3_95_N73_7"/><text:span text:style-name="txtGlos"><text:span text:style-name="T1">Prix Unitaire des pièces (PU)</text:span></text:span><text:bookmark-end text:name="db_N72_c3_95_N73_7"/>). </text:p>
        <text:p text:style-name="op_5f_txt_5f__20__3e__20_paraTag_5f_">Lorsqu'une pièce est mise en stock, on peut difficilement prévoir dans combien de temps cette pièce sera utilisée, occasionnant ainsi une dépense budgétaire inutile, un risque de dépréciation de la pièce, l'utilisation non justifiée d'une espace de stockage.</text:p>
        <text:p text:style-name="spaceBeforeKeep"><text:soft-page-break/> <text:span text:style-name="T2"> </text:span></text:p>
        <text:section text:style-name="Sect6" text:name="Section6">
          <text:p text:style-name="P1">  <text:span text:style-name="T2"> </text:span></text:p>
          <text:p text:style-name="P1"><draw:frame draw:style-name="fr14" draw:name="op_pb__pbDefArea1" text:anchor-type="paragraph" svg:x="-1.499cm" svg:y="0.15cm" svg:width="1.499cm" svg:height="1cm" draw:z-index="18"><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Les pièces banales (usure normale), consommables</text:span></text:p>
          <text:p text:style-name="op_5f_txt_5f__20__3e__20_paraTag_5f_">Un stock de première urgence constitué de pièces de faible valeur, que l'on consomme fréquemment, que l'on peut utiliser sur plusieurs machines. </text:p>
          <text:p text:style-name="op_5f_txt_5f__20__3e__20_paraTag_5f_">On intègre dans cette catégorie les pièces dites "consommables" et les pièces "banales" ou "courantes, dont l'usure dans le temps est parfaitement reconnue. </text:p>
          <text:p text:style-name="op_5f_txt_5f__20__3e__20_paraTag_5f_">Pour ces pièces, le Service maintenance a toute liberté de gérer les approvisionnements, et on peut dire qu'on se rapproche d'une gestion de Matières Premières.</text:p>
          <text:p text:style-name="P3">  <text:span text:style-name="T2"> </text:span></text:p>
        </text:section>
        <text:p text:style-name="spaceBeforeKeep"> <text:span text:style-name="T2"> </text:span></text:p>
        <text:p text:style-name="op_5f_txt_5f__20__3e__20_paraTag_5f_">Il dispose néanmoins d'un <text:span text:style-name="txtEmp">budget</text:span> qu'il s'efforcera de répartir équitablement tout au long de l'année : on ne peut pas commander les pièces en début d'année en ajustant les stocks par quelques commandes ponctuelles en fin d'année. </text:p>
        <text:p text:style-name="op_5f_txt_5f__20__3e__20_paraTag_5f_">Par contre, il est clair qu'un arrêt machine pour<text:span text:style-name="txtEmp"> </text:span><text:span text:style-name="txtEmp"><text:span text:style-name="txtGlos"><text:span text:style-name="txtEmp">rupture de stock</text:span></text:span></text:span><text:a xlink:type="simple" xlink:href="#db_N20c@c9"><text:span text:style-name="txtEmp"><text:span text:style-name="txtGlos"><text:span text:style-name="odTemplateText_20__3e__20_refIco"></text:span></text:span></text:span></text:a><text:bookmark-start text:name="db_N72_c3_157_Nb0_8"/><text:span text:style-name="txtEmp"><text:span text:style-name="txtGlos"><text:span text:style-name="T1">Risque de rupture</text:span></text:span></text:span><text:bookmark-end text:name="db_N72_c3_157_Nb0_8"/> d'une de ces pièces n'est <text:span text:style-name="txtEmp">pas tolérable</text:span> : on dira que le <text:span text:style-name="txtGlos">risque de rupture</text:span><text:a xlink:type="simple" xlink:href="#db_N20c@c9"><text:span text:style-name="txtGlos"><text:span text:style-name="odTemplateText_20__3e__20_refIco"></text:span></text:span></text:a><text:bookmark-start text:name="db_N72_c3_157_Nba_9"/><text:span text:style-name="txtGlos"><text:span text:style-name="T1">Risque de rupture</text:span></text:span><text:bookmark-end text:name="db_N72_c3_157_Nba_9"/> doit approcher de 0. </text:p>
        <text:p text:style-name="op_5f_txt_5f__20__3e__20_paraTag_5f_">Bien que la problématique soit simple, il y donc à équilibre à rechercher, et le recours à l'informatique soulagera efficacement le gestionnaire.</text:p>
        <text:p text:style-name="spaceBeforeKeep"> <text:span text:style-name="T2"> </text:span></text:p>
        <text:section text:style-name="Sect6" text:name="Section7">
          <text:p text:style-name="P1">  <text:span text:style-name="T2"> </text:span></text:p>
          <text:p text:style-name="P1"><draw:frame draw:style-name="fr14" draw:name="op_pb__pbDefArea2" text:anchor-type="paragraph" svg:x="-1.499cm" svg:y="0.15cm" svg:width="1.499cm" svg:height="1cm" draw:z-index="19"><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Les pièces stratégiques (communes ou spécifiques)</text:span></text:p>
          <text:p text:style-name="op_5f_txt_5f__20__3e__20_paraTag_5f_">Un stock de <text:span text:style-name="txtEmp">pièces stratégiques</text:span> constitué de pièces d'un <text:span text:style-name="txtEmp">prix non négligeable</text:span>, souvent <text:span text:style-name="txtEmp">spécifiques</text:span> à une machine, et dont le délai d'approvisionnement est de plusieurs jours. </text:p>
          <text:p text:style-name="op_5f_txt_5f__20__3e__20_paraTag_5f_">Pour ces pièces, une étude plus précise sera obligatoire, et la connaissance du risque de défaillance (<text:span text:style-name="txtGlos">taux de défaillance</text:span><text:a xlink:type="simple" xlink:href="#db_N20c@c10"><text:span text:style-name="txtGlos"><text:span text:style-name="odTemplateText_20__3e__20_refIco"></text:span></text:span></text:a><text:bookmark-start text:name="db_N72_c3_205_Ne1_10"/><text:span text:style-name="txtGlos"><text:span text:style-name="T1">Taux de défaillance</text:span></text:span><text:bookmark-end text:name="db_N72_c3_205_Ne1_10"/>) de ces pièces (évolution de l'usure, <text:span text:style-name="txtGlos">fiabilité</text:span><text:a xlink:type="simple" xlink:href="#db_N20c@c11"><text:span text:style-name="txtGlos"><text:span text:style-name="odTemplateText_20__3e__20_refIco"></text:span></text:span></text:a><text:bookmark-start text:name="db_N72_c3_205_Ne4_11"/><text:span text:style-name="txtGlos"><text:span text:style-name="T1">Fiabilité (Reliability)</text:span></text:span><text:bookmark-end text:name="db_N72_c3_205_Ne4_11"/>) sera recherchée pour essayer de connaître si il est utile d'anticiper sur la commande la pièce au bon moment, ou bien d'attendre sa défaillance et accepter de supporter un <text:span text:style-name="txtGlos">délai d'approvisionnement</text:span><text:a xlink:type="simple" xlink:href="#db_N20c@c12"><text:span text:style-name="txtGlos"><text:span text:style-name="odTemplateText_20__3e__20_refIco"></text:span></text:span></text:a><text:bookmark-start text:name="db_N72_c3_205_Ne7_12"/><text:span text:style-name="txtGlos"><text:span text:style-name="T1">Délai d'approvisionnement (d)</text:span></text:span><text:bookmark-end text:name="db_N72_c3_205_Ne7_12"/>, générateur d'un <text:span text:style-name="txtGlos">Coût Défaillance Maintenance (CDM)</text:span><text:a xlink:type="simple" xlink:href="#db_N20c@c7"><text:span text:style-name="txtGlos"><text:span text:style-name="odTemplateText_20__3e__20_refIco"></text:span></text:span></text:a><text:bookmark-start text:name="db_N72_c3_205_Nea_13"/><text:span text:style-name="txtGlos"><text:span text:style-name="T1">Coût Défaillance Maintenance (CDM)</text:span></text:span><text:bookmark-end text:name="db_N72_c3_205_Nea_13"/>. </text:p>
          <text:p text:style-name="P3">  <text:span text:style-name="T2"> </text:span></text:p>
        </text:section>
        <text:p text:style-name="spaceBeforeKeep"> <text:span text:style-name="T2"> </text:span></text:p>
        <text:section text:style-name="Sect7" text:name="Section8">
          <text:p text:style-name="P1">  <text:span text:style-name="T2"> </text:span></text:p>
          <text:p text:style-name="P1"><draw:frame draw:style-name="fr15" draw:name="op_pb__pbWarningArea" text:anchor-type="paragraph" svg:x="-1.499cm" svg:y="0.15cm" svg:width="1.499cm" svg:height="1cm" draw:z-index="27"><draw:text-box><text:p text:style-name="Frame_20_contents"/></draw:text-box></draw:frame></text:p>
          <text:p text:style-name="sw_5f_WPbTitle_20__3e__20_pbTitle"><text:span text:style-name="sw_5f_WPbTitle_20__3e__20_key">Attention</text:span></text:p>
          <text:p text:style-name="op_5f_txt_5f__20__3e__20_paraTag_5f_">Il est clair que la Maintenance ne peut décider seule et que la production participera à la décision prise. Le compromis <text:span text:style-name="txtGlos">Coût de Stockage (CSM)</text:span><text:a xlink:type="simple" xlink:href="#db_N20c@c6"><text:span text:style-name="txtGlos"><text:span text:style-name="odTemplateText_20__3e__20_refIco"></text:span></text:span></text:a><text:bookmark-start text:name="db_N72_c3_246_Nfe_14"/><text:span text:style-name="txtGlos"><text:span text:style-name="T1">Coût de Stockage Maintenance (CSM)</text:span></text:span><text:bookmark-end text:name="db_N72_c3_246_Nfe_14"/> et <text:span text:style-name="txtGlos">Pénalité (CDM)</text:span><text:a xlink:type="simple" xlink:href="#db_N20c@c7"><text:span text:style-name="txtGlos"><text:span text:style-name="odTemplateText_20__3e__20_refIco"></text:span></text:span></text:a><text:bookmark-start text:name="db_N72_c3_246_N101_15"/><text:span text:style-name="txtGlos"><text:span text:style-name="T1">Coût Défaillance Maintenance (CDM)</text:span></text:span><text:bookmark-end text:name="db_N72_c3_246_N101_15"/> est parfois difficile à étudier.</text:p>
          <text:p text:style-name="op_5f_txt_5f__20__3e__20_paraTag_5f_">Consultez la <text:span text:style-name="txtBib">démarche générale</text:span><text:bookmark-start text:name="db_N8c_c3_246_N107_16"/><text:span text:style-name="txtBib"><text:span text:style-name="T1">Démarche (gestion des approvisionnements)</text:span></text:span><text:bookmark-end text:name="db_N8c_c3_246_N107_16"/>.</text:p>
          <text:p text:style-name="P3">  <text:span text:style-name="T2"> </text:span></text:p>
        </text:section>
        <text:p text:style-name="P2"><text:bookmark-start text:name="db_N3c_c2_Nf_1"/>Stock Maintenance et Stock Matière première<text:bookmark-end text:name="db_N3c_c2_Nf_1"/></text:p>
        <text:h text:style-name="odTemplateText_20__3e__20_title_20__3e__20_level_20_02" text:outline-level="2"><text:bookmark text:name="__RefHeading__1929_2105976076"/>Le Stock Maintenance<text:bookmark-end text:name="__RefHeading__1929_2105976076"/></text:h>
        <text:p text:style-name="spaceBeforeKeepSmall"> <text:span text:style-name="T2"> </text:span></text:p>
        <text:section text:style-name="Sect6" text:name="Section9">
          <text:p text:style-name="P1">  <text:span text:style-name="T2"> </text:span></text:p>
          <text:p text:style-name="P1"><draw:frame draw:style-name="fr14" draw:name="op_pb__pbDefArea3" text:anchor-type="paragraph" svg:x="-1.499cm" svg:y="0.15cm" svg:width="1.499cm" svg:height="1cm" draw:z-index="20"><draw:text-box><text:p text:style-name="Frame_20_contents"/></draw:text-box></draw:frame></text:p>
          <text:p text:style-name="sw_5f_WPbTitle_20__3e__20_pbTitle"><text:span text:style-name="sw_5f_WPbTitle_20__3e__20_key">Définition</text:span></text:p>
          <text:p text:style-name="P8">Le stock maintenance d'une usine est constitué de l'ensemble des articles ( matières et pièces de rechange) qui permettent au service maintenance :</text:p>
          <text:list xml:id="list27250205" text:style-name="op_5f_txt_5f__20__3e__20_itemizedListTag_5f__20__3e__20_list">
            <text:list-item text:start-value="1">
              <text:p text:style-name="op_5f_txt_5f__20__3e__20_itemizedListTag_5f__20__3e__20_paragraph_20_level_20_1">de maintenir de la façon la plus économique possible le matériel de l'usine, en accord avec la fabrication,</text:p>
            </text:list-item>
            <text:list-item>
              <text:p text:style-name="op_5f_txt_5f__20__3e__20_itemizedListTag_5f__20__3e__20_paragraph_20_level_20_1">d'exécuter des travaux de différentes natures, à la demande de différents services en qualité de fournisseur.</text:p>
            </text:list-item>
          </text:list>
          <text:p text:style-name="P3">  <text:span text:style-name="T2"> </text:span></text:p>
        </text:section>
        <text:p text:style-name="spaceBeforeKeep"> <text:span text:style-name="T2"> </text:span></text:p>
        <text:p text:style-name="P8">Ne sont pas compris dans le stock maintenance :</text:p>
        <text:list xml:id="list27242874" text:style-name="op_5f_txt_5f__20__3e__20_itemizedListTag_5f__20__3e__20_list">
          <text:list-item text:start-value="1">
            <text:p text:style-name="op_5f_txt_5f__20__3e__20_itemizedListTag_5f__20__3e__20_paragraph_20_level_20_1"><text:soft-page-break/>les matériels et matières commandés pour les constructions nouvelles,</text:p>
          </text:list-item>
          <text:list-item>
            <text:p text:style-name="op_5f_txt_5f__20__3e__20_itemizedListTag_5f__20__3e__20_paragraph_20_level_20_1">les outillages de fabrication,</text:p>
          </text:list-item>
          <text:list-item>
            <text:p text:style-name="op_5f_txt_5f__20__3e__20_itemizedListTag_5f__20__3e__20_paragraph_20_level_20_1">les articles commandés directement sur un <text:span text:style-name="txtAcr">OT</text:span><text:bookmark-start text:name="db_N53_c14_55_N52_18"/><text:span text:style-name="txtAcr"><text:span text:style-name="T1">Ordre de Travail</text:span></text:span><text:bookmark-end text:name="db_N53_c14_55_N52_18"/> pour un matériel préparé,</text:p>
          </text:list-item>
          <text:list-item>
            <text:p text:style-name="op_5f_txt_5f__20__3e__20_itemizedListTag_5f__20__3e__20_paragraph_20_level_20_1">les matériels et articles condamnés,</text:p>
          </text:list-item>
          <text:list-item>
            <text:p text:style-name="op_5f_txt_5f__20__3e__20_itemizedListTag_5f__20__3e__20_paragraph_20_level_20_1">les matières et produits de fabrication.</text:p>
          </text:list-item>
        </text:list>
        <text:p text:style-name="P8">Certains de ces matériels peuvent être stockés dans le <text:span text:style-name="txtEmp">magasin</text:span> de maintenance (dans des zones réservées). Ce n'est pas pour cela qu'ils font partie du stock maintenance. Notons que la définition du stock de maintenance n'est pas liée à la position comptable des articles. Ceux-ci peuvent :</text:p>
        <text:list xml:id="list27239429" text:style-name="op_5f_txt_5f__20__3e__20_itemizedListTag_5f__20__3e__20_list">
          <text:list-item text:start-value="1">
            <text:p text:style-name="op_5f_txt_5f__20__3e__20_itemizedListTag_5f__20__3e__20_paragraph_20_level_20_1">soit figurer dans les comptes de bilan : comptes de valeurs immobilisées, comptes de stocks,</text:p>
          </text:list-item>
          <text:list-item>
            <text:p text:style-name="P6">soit être imputés à l'achat :</text:p>
          </text:list-item>
          <text:list-item>
            <text:p text:style-name="op_5f_txt_5f__20__3e__20_itemizedListTag_5f__20__3e__20_paragraph_20_level_20_1">sur les sections de fabrication (ou exploitation) utilisatrices du matériel : cette solution qui existe dans de nombreuses entreprises n'est fiscalement pas légale; elle entraîne la constitution de stocks dits "pirates",</text:p>
          </text:list-item>
          <text:list-item>
            <text:p text:style-name="op_5f_txt_5f__20__3e__20_itemizedListTag_5f__20__3e__20_paragraph_20_level_20_1">sur le taux de l'heure de maintenance ou sur un compte général (solution légale) .</text:p>
          </text:list-item>
        </text:list>
        <text:p text:style-name="spaceBeforeKeep"> <text:span text:style-name="T2"> </text:span></text:p>
        <text:section text:style-name="Sect7" text:name="Section10">
          <text:p text:style-name="P1">  <text:span text:style-name="T2"> </text:span></text:p>
          <text:p text:style-name="P1"><draw:frame draw:style-name="fr16" draw:name="op_pb__pbBasicArea" text:anchor-type="paragraph" svg:x="-1.499cm" svg:y="0.15cm" svg:width="1.499cm" svg:height="1cm" draw:z-index="32"><draw:text-box><text:p text:style-name="Frame_20_contents"/></draw:text-box></draw:frame></text:p>
          <text:p text:style-name="sw_5f_WPbTitle_20__3e__20_pbTitle"><text:span text:style-name="sw_5f_WPbTitle_20__3e__20_key">Fondamental</text:span><text:tab/><text:span text:style-name="sw_5f_WPbTitle_20__3e__20_separator">:</text:span><text:tab/><text:span text:style-name="sw_5f_WPbTitle_20__3e__20_value">Les articles de faible valeur</text:span></text:p>
          <text:p text:style-name="op_5f_txt_5f__20__3e__20_paraTag_5f_">40 % des articles ne représentent que 5 à 10 % de la valeur du stock, et de la valeur des sorties : ils ne méritent pas de gestion spécifique. </text:p>
          <text:p text:style-name="op_5f_txt_5f__20__3e__20_paraTag_5f_">La solution d'imputation sur le taux de l'heure de maintenance est à conseiller pour la quincaillerie et certaines matières consommables de maintenance.</text:p>
          <text:p text:style-name="P3">  <text:span text:style-name="T2"> </text:span></text:p>
        </text:section>
        <text:p text:style-name="spaceBeforeKeep"> <text:span text:style-name="T2"> </text:span></text:p>
        <text:p text:style-name="op_5f_txt_5f__20__3e__20_paraTag_5f_">En général, ces articles peuvent faire l'objet de "self-services" en atelier, dans la mesure où ils ne peuvent être que d'un usage domestique restreint.</text:p>
        <text:p text:style-name="P8">Le self-service présente un intérêt :</text:p>
        <text:list xml:id="list27235183" text:style-name="op_5f_txt_5f__20__3e__20_itemizedListTag_5f__20__3e__20_list">
          <text:list-item text:start-value="1">
            <text:p text:style-name="op_5f_txt_5f__20__3e__20_itemizedListTag_5f__20__3e__20_paragraph_20_level_20_1">pour la réduction du temps d'attente au magasin,</text:p>
          </text:list-item>
          <text:list-item>
            <text:p text:style-name="op_5f_txt_5f__20__3e__20_itemizedListTag_5f__20__3e__20_paragraph_20_level_20_1">pour le cas où le magasin n'est ouvert que durant une tranche horaire (la journée) .</text:p>
          </text:list-item>
        </text:list>
        <text:p text:style-name="P2"><text:bookmark-start text:name="db_N3c_c2_N11_17"/>Le Stock Maintenance<text:bookmark-end text:name="db_N3c_c2_N11_17"/></text:p>
        <text:h text:style-name="odTemplateText_20__3e__20_title_20__3e__20_level_20_02" text:outline-level="2"><text:bookmark text:name="__RefHeading__1931_2105976076"/>Enjeu économique<text:bookmark-end text:name="__RefHeading__1931_2105976076"/></text:h>
        <text:p text:style-name="P2"><text:bookmark-start text:name="db_Na_c16_16_meta_N16_20"/>Gestion de Stock<text:bookmark-end text:name="db_Na_c16_16_meta_N16_20"/></text:p>
        <text:p text:style-name="P2"><text:bookmark-start text:name="db_Na_c16_16_meta_N19_21"/>2E<text:bookmark-end text:name="db_Na_c16_16_meta_N19_21"/></text:p>
        <text:p text:style-name="P2"><text:bookmark-start text:name="db_Na_c16_16_meta_N1c_22"/>Coût de Possession<text:bookmark-end text:name="db_Na_c16_16_meta_N1c_22"/></text:p>
        <text:p text:style-name="P2"><text:bookmark-start text:name="db_Na_c16_16_meta_N1f_23"/>Coût Administratif<text:bookmark-end text:name="db_Na_c16_16_meta_N1f_23"/></text:p>
        <text:p text:style-name="P2"><text:bookmark-start text:name="db_Na_c16_16_meta_N22_24"/>Stockage (Décision)<text:bookmark-end text:name="db_Na_c16_16_meta_N22_24"/></text:p>
        <text:p text:style-name="P2"><text:bookmark-start text:name="db_Na_c16_16_meta_N25_25"/>Approvisionnements<text:bookmark-end text:name="db_Na_c16_16_meta_N25_25"/></text:p>
        <text:p text:style-name="spaceBeforeKeepSmall"> <text:span text:style-name="T2"> </text:span></text:p>
        <text:section text:style-name="Sect6" text:name="Section11">
          <text:p text:style-name="P1">  <text:span text:style-name="T2"> </text:span></text:p>
          <text:p text:style-name="P1"><draw:frame draw:style-name="fr14" draw:name="op_pb__pbDefArea4" text:anchor-type="paragraph" svg:x="-1.499cm" svg:y="0.15cm" svg:width="1.499cm" svg:height="1cm" draw:z-index="21"><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Maîtrise du Coût de Possession</text:span></text:p>
          <text:p text:style-name="op_5f_txt_5f__20__3e__20_paraTag_5f_">Il faut être capable de répartir les commandes de pièces tout au long de l'année en faisant en sorte qu'à la fin de l'exercice comptable, le stock de pièces soit le plus bas possible et minimiser le <text:span text:style-name="txtGlos">Coût de Possession des stocks (Cpos)</text:span><text:a xlink:type="simple" xlink:href="#db_N20c@c17"><text:span text:style-name="txtGlos"><text:span text:style-name="odTemplateText_20__3e__20_refIco"></text:span></text:span></text:a><text:bookmark-start text:name="db_N72_c16_57_N41_26"/><text:span text:style-name="txtGlos"><text:span text:style-name="T1">Coût de Possession des stocks (Cpos)</text:span></text:span><text:bookmark-end text:name="db_N72_c16_57_N41_26"/> (comme tout commerçant).</text:p>
          <text:p text:style-name="P3">  <text:span text:style-name="T2"> </text:span></text:p>
        </text:section>
        <text:p text:style-name="spaceBeforeKeep"> <text:span text:style-name="T2"> </text:span></text:p>
        <text:section text:style-name="Sect7" text:name="Section12">
          <text:p text:style-name="P1">  <text:span text:style-name="T2"> </text:span></text:p>
          <text:p text:style-name="P1"><draw:frame draw:style-name="fr15" draw:name="op_pb__pbWarningArea1" text:anchor-type="paragraph" svg:x="-1.499cm" svg:y="0.15cm" svg:width="1.499cm" svg:height="1cm" draw:z-index="28"><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Notion comptable</text:span></text:p>
          <text:p text:style-name="op_5f_txt_5f__20__3e__20_paraTag_5f_">Pour une entreprise, toute pièce achetée dans l'année doit être consommée ou utilisée dans l'année. Si ce n'est pas le cas, la valeur de la pièce est ajoutée au Chiffre d'affaire de l'entreprise au même titre qu'un produit vendu à un client.</text:p>
          <text:p text:style-name="P3"><text:soft-page-break/>  <text:span text:style-name="T2"> </text:span></text:p>
        </text:section>
        <text:p text:style-name="spaceBeforeKeep"> <text:span text:style-name="T2"> </text:span></text:p>
        <text:section text:style-name="Sect6" text:name="Section13">
          <text:p text:style-name="P1">  <text:span text:style-name="T2"> </text:span></text:p>
          <text:p text:style-name="P1"><draw:frame draw:style-name="fr14" draw:name="op_pb__pbDefArea5" text:anchor-type="paragraph" svg:x="-1.499cm" svg:y="0.15cm" svg:width="1.499cm" svg:height="1cm" draw:z-index="22"><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Maîtrise du coût administratif</text:span></text:p>
          <text:p text:style-name="op_5f_txt_5f__20__3e__20_paraTag_5f_">Il faut aussi éviter de commander trop souvent, et d'alourdir l'entreprise d'un nombre considérable de petites factures (<text:span text:style-name="txtGlos">Coût Administratif</text:span><text:a xlink:type="simple" xlink:href="#db_N20c@c18"><text:span text:style-name="txtGlos"><text:span text:style-name="odTemplateText_20__3e__20_refIco"></text:span></text:span></text:a><text:bookmark-start text:name="db_N72_c16_102_N6e_27"/><text:span text:style-name="txtGlos"><text:span text:style-name="T1">Coût Administratif des Approvisionnements (Cadm)</text:span></text:span><text:bookmark-end text:name="db_N72_c16_102_N6e_27"/>).</text:p>
          <text:p text:style-name="P3">  <text:span text:style-name="T2"> </text:span></text:p>
        </text:section>
        <text:p text:style-name="spaceBeforeKeep"> <text:span text:style-name="T2"> </text:span></text:p>
        <text:p text:style-name="op_5f_txt_5f__20__3e__20_paraTag_5f_">Il faut rechercher un juste compromis, rechercher à réduire le nombre de référence en stock (standardisation), regrouper les commandes de pièces et éviter de lancer deux commandes dans la semaine au même fournisseur pour deux pièces différentes.</text:p>
        <text:p text:style-name="spaceBeforeKeep"> <text:span text:style-name="T2"> </text:span></text:p>
        <text:section text:style-name="Sect6" text:name="Section14">
          <text:p text:style-name="P1">  <text:span text:style-name="T2"> </text:span></text:p>
          <text:p text:style-name="P1"><draw:frame draw:style-name="fr14" draw:name="op_pb__pbDefArea6" text:anchor-type="paragraph" svg:x="-1.499cm" svg:y="0.15cm" svg:width="1.499cm" svg:height="1cm" draw:z-index="23"><draw:text-box><text:p text:style-name="Frame_20_contents"/></draw:text-box></draw:frame></text:p>
          <text:p text:style-name="sw_5f_WPbTitle_20__3e__20_pbTitle"><text:span text:style-name="sw_5f_WPbTitle_20__3e__20_key">Définition</text:span></text:p>
          <text:p text:style-name="op_5f_txt_5f__20__3e__20_paraTag_5f_">Ce compromis permet de rechercher la bonne valeur q de pièces à commander chez un fournisseur, ou encore déterminer le nombre optimal de commandes <text:span text:style-name="txtGlos">(Nc)</text:span><text:a xlink:type="simple" xlink:href="#db_N20c@c19"><text:span text:style-name="txtGlos"><text:span text:style-name="odTemplateText_20__3e__20_refIco"></text:span></text:span></text:a><text:bookmark-start text:name="db_N72_c16_139_N93_28"/><text:span text:style-name="txtGlos"><text:span text:style-name="T1">Nombre de commandes (Nc)</text:span></text:span><text:bookmark-end text:name="db_N72_c16_139_N93_28"/> à passer à l'année pour satisfaire le besoin annuel <text:span text:style-name="txtGlos">Qa</text:span><text:a xlink:type="simple" xlink:href="#db_N20c@c20"><text:span text:style-name="txtGlos"><text:span text:style-name="odTemplateText_20__3e__20_refIco"></text:span></text:span></text:a><text:bookmark-start text:name="db_N72_c16_139_N96_29"/><text:span text:style-name="txtGlos"><text:span text:style-name="T1">Quantité Annuelle (Qa)</text:span></text:span><text:bookmark-end text:name="db_N72_c16_139_N96_29"/>.</text:p>
          <text:p text:style-name="op_5f_txt_5f__20__3e__20_paraTag_5f_">Cette valeur optimisée est désignée par la Quantité économique d'approvisionnement (<text:span text:style-name="txtGlos">Qe</text:span><text:a xlink:type="simple" xlink:href="#db_N20c@c21"><text:span text:style-name="txtGlos"><text:span text:style-name="odTemplateText_20__3e__20_refIco"></text:span></text:span></text:a><text:bookmark-start text:name="db_N72_c16_139_N9c_30"/><text:span text:style-name="txtGlos"><text:span text:style-name="T1">Quantité économique (Qe)</text:span></text:span><text:bookmark-end text:name="db_N72_c16_139_N9c_30"/>)</text:p>
          <text:p text:style-name="P3">  <text:span text:style-name="T2"> </text:span></text:p>
        </text:section>
        <text:p text:style-name="spaceBeforeKeep"> <text:span text:style-name="T2"> </text:span></text:p>
        <text:section text:style-name="Sect7" text:name="Section15">
          <text:p text:style-name="P1">  <text:span text:style-name="T2"> </text:span></text:p>
          <text:p text:style-name="P1"><draw:frame draw:style-name="fr15" draw:name="op_pb__pbWarningArea2" text:anchor-type="paragraph" svg:x="-1.499cm" svg:y="0.15cm" svg:width="1.499cm" svg:height="1cm" draw:z-index="29"><draw:text-box><text:p text:style-name="Frame_20_contents"/></draw:text-box></draw:frame></text:p>
          <text:p text:style-name="sw_5f_WPbTitle_20__3e__20_pbTitle"><text:span text:style-name="sw_5f_WPbTitle_20__3e__20_key">Attention</text:span></text:p>
          <text:p text:style-name="op_5f_txt_5f__20__3e__20_paraTag_5f_">Avoir une parfaite maîtrise du stock de sécurité qui permettra d'éviter une <text:span text:style-name="txtGlos">rupture de stock</text:span><text:a xlink:type="simple" xlink:href="#db_N20c@c9"><text:span text:style-name="txtGlos"><text:span text:style-name="odTemplateText_20__3e__20_refIco"></text:span></text:span></text:a><text:bookmark-start text:name="db_N72_c16_168_Nb0_31"/><text:span text:style-name="txtGlos"><text:span text:style-name="T1">Risque de rupture</text:span></text:span><text:bookmark-end text:name="db_N72_c16_168_Nb0_31"/> pendant le délai d'approvisionnement. C'est dans ce cas que l'on subira une <text:span text:style-name="txtGlos">pénalité de non production</text:span><text:a xlink:type="simple" xlink:href="#db_N20c@c7"><text:span text:style-name="txtGlos"><text:span text:style-name="odTemplateText_20__3e__20_refIco"></text:span></text:span></text:a><text:bookmark-start text:name="db_N72_c16_168_Nb3_32"/><text:span text:style-name="txtGlos"><text:span text:style-name="T1">Coût Défaillance Maintenance (CDM)</text:span></text:span><text:bookmark-end text:name="db_N72_c16_168_Nb3_32"/> bien plus importante que la valeur de la pièce manquante.</text:p>
          <text:p text:style-name="P3">  <text:span text:style-name="T2"> </text:span></text:p>
        </text:section>
        <text:p text:style-name="P2"><text:bookmark-start text:name="db_N3c_c2_N13_19"/>Enjeu économique<text:bookmark-end text:name="db_N3c_c2_N13_19"/></text:p>
        <text:h text:style-name="odTemplateText_20__3e__20_title_20__3e__20_level_20_02" text:outline-level="2"><text:bookmark text:name="__RefHeading__1933_2105976076"/>La gestion des approvisionnements<text:bookmark-end text:name="__RefHeading__1933_2105976076"/></text:h>
        <text:p text:style-name="spaceBeforeKeepSmall"> <text:span text:style-name="T2"> </text:span></text:p>
        <text:section text:style-name="Sect7" text:name="Section16">
          <text:p text:style-name="P1">  <text:span text:style-name="T2"> </text:span></text:p>
          <text:p text:style-name="P1"><draw:frame draw:style-name="fr15" draw:name="op_pb__pbWarningArea3" text:anchor-type="paragraph" svg:x="-1.499cm" svg:y="0.15cm" svg:width="1.499cm" svg:height="1cm" draw:z-index="30"><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Les hypothèses de calcul</text:span></text:p>
          <text:p text:style-name="op_5f_txt_5f__20__3e__20_paraTag_5f_">Si le niveau de décision se fait au niveau d'une référence de pièce, il faut admettre que les paramètres à prendre en compte font souvent l'objet d'hypothèses plus ou moins juste dès le départ, et qui en plus, risquent fort d'évoluer au cours du temps.</text:p>
          <text:p text:style-name="P3">  <text:span text:style-name="T2"> </text:span></text:p>
        </text:section>
        <text:p text:style-name="spaceBeforeKeep"> <text:span text:style-name="T2"> </text:span></text:p>
        <text:p text:style-name="op_5f_txt_5f__20__3e__20_paraTag_5f_">Il serait donc logique de réajuster sans cesse les hypothèses et remettre en cause les choix effectués. Cette démarche serait naturelle si on se limitait à quelques pièces. Ce n'est pas le cas, il faut admettre les erreurs, car le temps passé à remettre en cause les hypothèses sur l'ensemble des références reviendrait à coûter plus cher que les erreurs effectuées. </text:p>
        <text:p text:style-name="op_5f_txt_5f__20__3e__20_paraTag_5f_">On résume cet état de fait par "Ecraser une mouche avec un éléphant". Bien sûr, il faudra suivre avec plus d'attention certaines pièces pour lesquelles un ajustement ou un suivi particulier sera nécessaire (10% des références en général).</text:p>
        <text:p text:style-name="op_5f_txt_5f__20__3e__20_paraTag_5f_">De plus, il faut admettre que la méthode d'estimation qui vous sera donnée si elle s'applique dans les faits sur une pièce, s'avère en général mauvaise au cas par cas pour une gestion manuelle. Par contre dans le cas d'une gestion automatique informatisée celle-ci peut se concevoir. Il faut arriver à traiter un cas particulier tout en gardant une vue d'ensemble.</text:p>
        <text:p text:style-name="spaceBeforeKeep"> <text:span text:style-name="T2"> </text:span></text:p>
        <text:section text:style-name="Sect7" text:name="Section17">
          <text:p text:style-name="P1">  <text:span text:style-name="T2"> </text:span></text:p>
          <text:p text:style-name="P1"><draw:frame draw:style-name="fr16" draw:name="op_pb__pbBasicArea1" text:anchor-type="paragraph" svg:x="-1.499cm" svg:y="0.15cm" svg:width="1.499cm" svg:height="1cm" draw:z-index="33"><draw:text-box><text:p text:style-name="Frame_20_contents"/></draw:text-box></draw:frame></text:p>
          <text:p text:style-name="sw_5f_WPbTitle_20__3e__20_pbTitle"><text:span text:style-name="sw_5f_WPbTitle_20__3e__20_key">Fondamental</text:span></text:p>
          <text:p text:style-name="op_5f_txt_5f__20__3e__20_paraTag_5f_">Plus concrètement, le problème des approvisionnements se résume de la façon suivante : Quand commander ? et combien de pièces commander ?</text:p>
          <text:p text:style-name="P3">  <text:span text:style-name="T2"> </text:span></text:p>
        </text:section>
        <text:p text:style-name="spaceBeforeKeep"><text:soft-page-break/> <text:span text:style-name="T2"> </text:span></text:p>
        <text:section text:style-name="Sect6" text:name="Section18">
          <text:p text:style-name="P1">  <text:span text:style-name="T2"> </text:span></text:p>
          <text:p text:style-name="P1"><draw:frame draw:style-name="fr14" draw:name="op_pb__pbDefArea7" text:anchor-type="paragraph" svg:x="-1.499cm" svg:y="0.15cm" svg:width="1.499cm" svg:height="1cm" draw:z-index="24"><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Bon de commande</text:span></text:p>
          <text:p text:style-name="op_5f_txt_5f__20__3e__20_paraTag_5f_">Le Bon de commande est adressé à un fournisseur, mais comportera plusieurs lignes de commande (soit de 1 à n références).</text:p>
          <text:p text:style-name="P3">  <text:span text:style-name="T2"> </text:span></text:p>
        </text:section>
        <text:p text:style-name="spaceBeforeKeep"> <text:span text:style-name="T2"> </text:span></text:p>
        <text:p text:style-name="sw_5f_WPbTitle_20__3e__20_pbTitle"><text:span text:style-name="sw_5f_WPbTitle_20__3e__20_value">Regroupement des commandes</text:span></text:p>
        <text:p text:style-name="P8">Si on admet qu'une même pièce peut être commandée chez plusieurs fournisseurs, on sera donc souvent confronté au choix suivant :</text:p>
        <text:p text:style-name="op_5f_txt_5f__20__3e__20_paraTag_5f_">Je dois commander la pièce A au fournisseur F en urgence.</text:p>
        <text:p text:style-name="op_5f_txt_5f__20__3e__20_paraTag_5f_">La fiche de la pièce B prévoit une commande la semaine prochaine, mais le fournisseur G est moins cher que la fournisseur F.</text:p>
        <text:p text:style-name="op_5f_txt_5f__20__3e__20_paraTag_5f_">Situation 1 : 1 commande chez le fournisseur F avec les pièces A et B</text:p>
        <text:p text:style-name="op_5f_txt_5f__20__3e__20_paraTag_5f_">Situation 2 : 2 commandes chez le fournisseur F pour A et le fournisseur G pour B</text:p>
        <text:p text:style-name="P2"><text:bookmark-start text:name="db_N3c_c2_N15_33"/>La gestion des approvisionnements<text:bookmark-end text:name="db_N3c_c2_N15_33"/></text:p>
        <text:p text:style-name="P3">  <text:span text:style-name="T2"> </text:span></text:p>
      </text:section>
      <text:h text:style-name="odTemplateText_20__3e__20_title_20__3e__20_level_20_01" text:outline-level="1">Formules de Wilson</text:h>
      <text:p text:style-name="sw_5f_WHeaderSection_20__3e__20_breakNewSection"> <text:span text:style-name="T2"> </text:span></text:p>
      <text:section text:style-name="Sect1" text:name="Section19">
        <text:p text:style-name="P1">  <text:span text:style-name="T2"> </text:span></text:p>
        <text:p text:style-name="sw_5f_WHeaderSection_20__3e__20_pageTitle"><text:bookmark text:name="__RefHeading__1935_2105976076"/><text:span text:style-name="op_5f_ue_5f__20__3e__20_hidden"><text:chapter text:display="plain-number" text:outline-level="1">II</text:chapter></text:span><text:span text:style-name="op_5f_ue_5f__20__3e__20_hidden"> - </text:span><text:chapter text:display="name" text:outline-level="1">Formules de Wilson</text:chapter><text:bookmark-end text:name="__RefHeading__1935_2105976076"/></text:p>
        <text:p text:style-name="sw_5f_WHeaderSection_20__3e__20_pageId"><text:chapter text:display="plain-number" text:outline-level="1">II</text:chapter></text:p>
        <text:p text:style-name="P3">  <text:span text:style-name="T2"> </text:span></text:p>
      </text:section>
      <text:p text:style-name="sw_5f_WHeaderSection_20__3e__20_spaceAfter"> <text:span text:style-name="T2"> </text:span></text:p>
      <text:section text:style-name="Sect3" text:name="Section20">
        <text:p text:style-name="P1">  <text:span text:style-name="T2"> </text:span></text:p>
        <text:p text:style-name="P3">  <text:span text:style-name="T2"> </text:span></text:p>
      </text:section>
      <text:section text:style-name="Sect5" text:name="Section21">
        <text:p text:style-name="P1">  <text:span text:style-name="T2"> </text:span></text:p>
        <text:p text:style-name="spaceBeforeKeepSmall"> <text:span text:style-name="T2"> </text:span></text:p>
        <text:section text:style-name="Sect6" text:name="Section22">
          <text:p text:style-name="P1">  <text:span text:style-name="T2"> </text:span></text:p>
          <text:p text:style-name="P1"><draw:frame draw:style-name="fr14" draw:name="op_pb__pbDefArea8" text:anchor-type="paragraph" svg:x="-1.499cm" svg:y="0.15cm" svg:width="1.499cm" svg:height="1cm" draw:z-index="25"><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Coût de gestion</text:span></text:p>
          <text:p text:style-name="op_5f_txt_5f__20__3e__20_paraTag_5f_"><text:span text:style-name="txtGlos">Coût de Stockage Maintenance (CSM)</text:span><text:a xlink:type="simple" xlink:href="#db_N20c@c6"><text:span text:style-name="txtGlos"><text:span text:style-name="odTemplateText_20__3e__20_refIco"></text:span></text:span></text:a><text:bookmark-start text:name="db_N72_c23_27_N23_35"/><text:span text:style-name="txtGlos"><text:span text:style-name="T1">Coût de Stockage Maintenance (CSM)</text:span></text:span><text:bookmark-end text:name="db_N72_c23_27_N23_35"/> = <text:span text:style-name="txtGlos">Coût Administratif des Approvisionnements (Cadm)</text:span><text:a xlink:type="simple" xlink:href="#db_N20c@c18"><text:span text:style-name="txtGlos"><text:span text:style-name="odTemplateText_20__3e__20_refIco"></text:span></text:span></text:a><text:bookmark-start text:name="db_N72_c23_27_N26_36"/><text:span text:style-name="txtGlos"><text:span text:style-name="T1">Coût Administratif des Approvisionnements (Cadm)</text:span></text:span><text:bookmark-end text:name="db_N72_c23_27_N26_36"/> + <text:span text:style-name="txtGlos">Coût de Possession des stocks (Cpos)</text:span><text:a xlink:type="simple" xlink:href="#db_N20c@c17"><text:span text:style-name="txtGlos"><text:span text:style-name="odTemplateText_20__3e__20_refIco"></text:span></text:span></text:a><text:bookmark-start text:name="db_N72_c23_27_N29_37"/><text:span text:style-name="txtGlos"><text:span text:style-name="T1">Coût de Possession des stocks (Cpos)</text:span></text:span><text:bookmark-end text:name="db_N72_c23_27_N29_37"/></text:p>
          <table:table table:name="table" table:style-name="table">
            <table:table-column table:style-name="table.A" table:number-columns-repeated="2"/>
            <table:table-header-rows>
              <table:table-row>
                <table:table-cell table:style-name="table.A1" office:value-type="string">
                  <text:p text:style-name="op_5f_txt_5f_tbHead_5f__20__3e__20_paraTag_5f_">Entreprise</text:p>
                </table:table-cell>
                <table:table-cell table:style-name="table.A1" office:value-type="string">
                  <text:p text:style-name="op_5f_txt_5f_tbHead_5f__20__3e__20_paraTag_5f_">Pièce</text:p>
                </table:table-cell>
              </table:table-row>
            </table:table-header-rows>
            <table:table-row>
              <table:table-cell table:style-name="table.A2" office:value-type="string">
                <text:p text:style-name="op_5f_txt_5f__20__3e__20_paraTag_5f_"><text:span text:style-name="txtGlos">Taux de Possession T</text:span><text:a xlink:type="simple" xlink:href="#db_N20c@c24"><text:span text:style-name="txtGlos"><text:span text:style-name="odTemplateText_20__3e__20_refIco"></text:span></text:span></text:a><text:bookmark-start text:name="db_N72_c23_45_N51_38"/><text:span text:style-name="txtGlos"><text:span text:style-name="T1">Taux de Possession (T)</text:span></text:span><text:bookmark-end text:name="db_N72_c23_45_N51_38"/></text:p>
              </table:table-cell>
              <table:table-cell table:style-name="table.A2" office:value-type="string">
                <text:p text:style-name="op_5f_txt_5f__20__3e__20_paraTag_5f_"><text:span text:style-name="txtGlos">Prix Unitaire des pièces (Pu)</text:span><text:a xlink:type="simple" xlink:href="#db_N20c@c8"><text:span text:style-name="txtGlos"><text:span text:style-name="odTemplateText_20__3e__20_refIco"></text:span></text:span></text:a><text:bookmark-start text:name="db_N72_c23_45_N5a_39"/><text:span text:style-name="txtGlos"><text:span text:style-name="T1">Prix Unitaire des pièces (PU)</text:span></text:span><text:bookmark-end text:name="db_N72_c23_45_N5a_39"/></text:p>
              </table:table-cell>
            </table:table-row>
            <table:table-row>
              <table:table-cell table:style-name="table.A2" office:value-type="string">
                <text:p text:style-name="op_5f_txt_5f__20__3e__20_paraTag_5f_"><text:span text:style-name="txtGlos">Coût de commande (Cc)</text:span><text:a xlink:type="simple" xlink:href="#db_N20c@c25"><text:span text:style-name="txtGlos"><text:span text:style-name="odTemplateText_20__3e__20_refIco"></text:span></text:span></text:a><text:bookmark-start text:name="db_N72_c23_45_N66_40"/><text:span text:style-name="txtGlos"><text:span text:style-name="T1">Coût de commande (Cc)</text:span></text:span><text:bookmark-end text:name="db_N72_c23_45_N66_40"/></text:p>
              </table:table-cell>
              <table:table-cell table:style-name="table.A2" office:value-type="string">
                <text:p text:style-name="op_5f_txt_5f__20__3e__20_paraTag_5f_"><text:span text:style-name="txtGlos">Quantité Annuelle (Qa)</text:span><text:a xlink:type="simple" xlink:href="#db_N20c@c20"><text:span text:style-name="txtGlos"><text:span text:style-name="odTemplateText_20__3e__20_refIco"></text:span></text:span></text:a><text:bookmark-start text:name="db_N72_c23_45_N6f_41"/><text:span text:style-name="txtGlos"><text:span text:style-name="T1">Quantité Annuelle (Qa)</text:span></text:span><text:bookmark-end text:name="db_N72_c23_45_N6f_41"/></text:p>
              </table:table-cell>
            </table:table-row>
          </table:table>
          <text:p text:style-name="gTableTitle">Tableau <text:sequence text:ref-name="reftab0" text:name="tab" text:formula="ooow:tab+1" style:num-format="1">1</text:sequence>  Données</text:p>
          <text:p text:style-name="op_5f_txt_5f__20__3e__20_paraTag_5f_"><text:span text:style-name="txtGlos">Nombre de commandes (Nc)</text:span><text:a xlink:type="simple" xlink:href="#db_N20c@c19"><text:span text:style-name="txtGlos"><text:span text:style-name="odTemplateText_20__3e__20_refIco"></text:span></text:span></text:a><text:bookmark-start text:name="db_N72_c23_45_N78_42"/><text:span text:style-name="txtGlos"><text:span text:style-name="T1">Nombre de commandes (Nc)</text:span></text:span><text:bookmark-end text:name="db_N72_c23_45_N78_42"/></text:p>
          <table:table table:name="Tableau1" table:style-name="Tableau1">
            <table:table-column table:style-name="Tableau1.A"/>
            <table:table-column table:style-name="Tableau1.B"/>
            <table:table-column table:style-name="Tableau1.C"/>
            <table:table-row>
              <table:table-cell table:style-name="Tableau1.A1" office:value-type="string">
                <text:p text:style-name="op_5f_txt_5f__20__3e__20_paraTag_5f_"><draw:frame draw:style-name="fr19" draw:name="odf" text:anchor-type="as-char" svg:width="1.653cm" svg:height="1.087cm" draw:z-index="54"><draw:object xlink:href="./Object 1" xlink:type="simple" xlink:show="embed" xlink:actuate="onLoad"/><draw:image xlink:href="./ObjectReplacements/Object 1" xlink:type="simple" xlink:show="embed" xlink:actuate="onLoad"/></draw:frame></text:p>
              </table:table-cell>
              <table:table-cell table:style-name="Tableau1.A1" office:value-type="string">
                <text:p text:style-name="op_5f_txt_5f__20__3e__20_paraTag_5f_"><draw:frame draw:style-name="fr19" draw:name="odf1" text:anchor-type="as-char" svg:width="4.03cm" svg:height="1.087cm" draw:z-index="55"><draw:object xlink:href="./Object 2" xlink:type="simple" xlink:show="embed" xlink:actuate="onLoad"/><draw:image xlink:href="./ObjectReplacements/Object 2" xlink:type="simple" xlink:show="embed" xlink:actuate="onLoad"/></draw:frame></text:p>
              </table:table-cell>
              <table:table-cell table:style-name="Tableau1.A1" office:value-type="string">
                <text:p text:style-name="op_5f_txt_5f__20__3e__20_paraTag_5f_"><draw:frame draw:style-name="fr19" draw:name="odf2" text:anchor-type="as-char" svg:width="2.663cm" svg:height="1.027cm" draw:z-index="56"><draw:object xlink:href="./Object 3" xlink:type="simple" xlink:show="embed" xlink:actuate="onLoad"/><draw:image xlink:href="./ObjectReplacements/Object 3" xlink:type="simple" xlink:show="embed" xlink:actuate="onLoad"/></draw:frame></text:p>
              </table:table-cell>
            </table:table-row>
          </table:table>
          <text:p text:style-name="gTableTitle">Tableau <text:sequence text:ref-name="reftab1" text:name="tab" text:formula="ooow:tab+1" style:num-format="1">2</text:sequence>  Formules de Wilson</text:p>
          <text:p text:style-name="op_5f_txt_5f__20__3e__20_paraTag_5f_"><text:span text:style-name="txtEmp">q</text:span> est la variable sur laquelle on va agir. Notre <text:span text:style-name="txtEmp">objectif</text:span> (enjeu économique) est donc de chercher q tel que le <text:span text:style-name="txtEmp">CSM soit le plus bas possible</text:span>.</text:p>
          <text:p text:style-name="op_5f_txt_5f__20__3e__20_paraTag_5f_">On utilisera <text:span text:style-name="txtEmp">Qe</text:span> pour désigner cette valeur dite optimum, Te représente la période moyenne entre 2 commandes.</text:p>
          <text:p text:style-name="op_5f_txt_5f__20__3e__20_paraTag_5f_">On utilisera <text:span text:style-name="txtEmp">Qec</text:span> et <text:span text:style-name="txtEmp">Tec</text:span> pour la valeur choisie en fonction de contraintes telles que le regroupement de commandes, la volonté de réduire le Cpos ou le Cadm, une période arrondie en nombre de semaines, mois, etc ...</text:p>
          <text:p text:style-name="op_5f_txt_5f__20__3e__20_paraTag_5f_">On va alors s'éloigner un peu du <text:span text:style-name="txtQuote_20__3e__20_prefix">« </text:span><text:span text:style-name="txtQuote">CSM optimum</text:span><text:span text:style-name="txtQuote_20__3e__20_suffix"> »</text:span>, il faut simplement que le ratio<text:span text:style-name="txtEmp"> CSM/Cach</text:span> reste très faible.</text:p>
          <text:p text:style-name="P2"><text:bookmark-start text:name="db_N7f_c23_17_Ncf_43"/><text:bookmark-end text:name="db_N7f_c23_17_Ncf_43"/></text:p>
          <text:p text:style-name="spaceBeforeKeep"> <text:span text:style-name="T2"> </text:span></text:p>
          <text:p text:style-name="P1">  <text:span text:style-name="T2"> </text:span></text:p>
          <text:p text:style-name="P3"><draw:frame draw:style-name="fr17" draw:name="sw_WRes &gt; res &gt; main frame" text:anchor-type="as-char" svg:width="15.591cm" style:rel-width="100%" draw:z-index="57"><draw:text-box fo:min-height="1.244cm"><text:p text:style-name="P1"><draw:frame draw:style-name="fr20" draw:name="odf3" text:anchor-type="char" svg:y="0cm" svg:width="2.778cm" svg:height="1.244cm" draw:z-index="58"><draw:object xlink:href="./Object 4" xlink:type="simple" xlink:show="embed" xlink:actuate="onLoad"/><draw:image xlink:href="./ObjectReplacements/Object 4" xlink:type="simple" xlink:show="embed" xlink:actuate="onLoad"/></draw:frame></text:p></draw:text-box></draw:frame></text:p>
          <text:p text:style-name="P3">  <text:span text:style-name="T2"> </text:span></text:p>
          <text:p text:style-name="P2"><text:bookmark-start text:name="db_N96_c23_17_Ncf_44"/><text:bookmark-end text:name="db_N96_c23_17_Ncf_44"/></text:p>
          <text:p text:style-name="P2"><text:bookmark-start text:name="db_N7f_c23_17_Nd1_45"/><text:bookmark-end text:name="db_N7f_c23_17_Nd1_45"/></text:p>
          <text:p text:style-name="spaceBeforeKeep"> <text:span text:style-name="T2"> </text:span></text:p>
          <text:p text:style-name="P1">  <text:span text:style-name="T2"> </text:span></text:p>
          <text:p text:style-name="P3"><draw:frame draw:style-name="fr17" draw:name="sw_WRes &gt; res &gt; main frame1" text:anchor-type="as-char" svg:width="15.591cm" style:rel-width="100%" draw:z-index="59"><draw:text-box fo:min-height="1.244cm"><text:p text:style-name="P1"><draw:frame draw:style-name="fr20" draw:name="odf4" text:anchor-type="char" svg:y="0cm" svg:width="4.939cm" svg:height="1.244cm" draw:z-index="60"><draw:object xlink:href="./Object 5" xlink:type="simple" xlink:show="embed" xlink:actuate="onLoad"/><draw:image xlink:href="./ObjectReplacements/Object 5" xlink:type="simple" xlink:show="embed" xlink:actuate="onLoad"/></draw:frame></text:p></draw:text-box></draw:frame></text:p>
          <text:p text:style-name="P3">  <text:span text:style-name="T2"> </text:span></text:p>
          <text:p text:style-name="P2"><text:bookmark-start text:name="db_N96_c23_17_Nd1_46"/><text:bookmark-end text:name="db_N96_c23_17_Nd1_46"/></text:p>
          <text:p text:style-name="P3">  <text:span text:style-name="T2"> </text:span></text:p>
        </text:section>
        <text:p text:style-name="spaceBeforeKeep"> <text:span text:style-name="T2"> </text:span></text:p>
        <text:section text:style-name="Sect6" text:name="Section23">
          <text:p text:style-name="P1">  <text:span text:style-name="T2"> </text:span></text:p>
          <text:p text:style-name="P1"><draw:frame draw:style-name="fr14" draw:name="op_pb__pbDefArea9" text:anchor-type="paragraph" svg:x="-1.499cm" svg:y="0.15cm" svg:width="1.499cm" svg:height="1cm" draw:z-index="26"><draw:text-box><text:p text:style-name="Frame_20_contents"/></draw:text-box></draw:frame></text:p>
          <text:p text:style-name="sw_5f_WPbTitle_20__3e__20_pbTitle"><text:soft-page-break/><text:span text:style-name="sw_5f_WPbTitle_20__3e__20_key">Définition</text:span></text:p>
          <text:p text:style-name="op_5f_txt_5f__20__3e__20_paraTag_5f_">Condition de stockage</text:p>
          <text:p text:style-name="P2"><text:bookmark-start text:name="db_N7f_c23_211_Ne4_47"/><text:bookmark-end text:name="db_N7f_c23_211_Ne4_47"/></text:p>
          <text:p text:style-name="spaceBeforeKeep"> <text:span text:style-name="T2"> </text:span></text:p>
          <text:p text:style-name="P1">  <text:span text:style-name="T2"> </text:span></text:p>
          <text:p text:style-name="P3"><draw:frame draw:style-name="fr17" draw:name="sw_WRes &gt; res &gt; main frame2" text:anchor-type="as-char" svg:width="15.591cm" style:rel-width="100%" draw:z-index="61"><draw:text-box fo:min-height="1.207cm"><text:p text:style-name="P1"><draw:frame draw:style-name="fr20" draw:name="odf5" text:anchor-type="char" svg:y="0cm" svg:width="7.121cm" svg:height="1.207cm" draw:z-index="62"><draw:object xlink:href="./Object 6" xlink:type="simple" xlink:show="embed" xlink:actuate="onLoad"/><draw:image xlink:href="./ObjectReplacements/Object 6" xlink:type="simple" xlink:show="embed" xlink:actuate="onLoad"/></draw:frame></text:p></draw:text-box></draw:frame></text:p>
          <text:p text:style-name="P3">  <text:span text:style-name="T2"> </text:span></text:p>
          <text:p text:style-name="P2"><text:bookmark-start text:name="db_N96_c23_211_Ne4_48"/><text:bookmark-end text:name="db_N96_c23_211_Ne4_48"/></text:p>
          <text:p text:style-name="P3">  <text:span text:style-name="T2"> </text:span></text:p>
        </text:section>
        <text:p text:style-name="spaceBeforeKeep"> <text:span text:style-name="T2"> </text:span></text:p>
        <text:p text:style-name="op_5f_txt_5f__20__3e__20_paraTag_5f_">Il est évident que dés que Qa devient important (plus de 25 pièces) et que le prix Pu reste raisonnable  (500 euros), le stockage est évident, et la formule est inutile.</text:p>
        <text:p text:style-name="spaceBeforeKeep"> <text:span text:style-name="T2"> </text:span></text:p>
        <text:section text:style-name="Sect6" text:name="Section24">
          <text:p text:style-name="P1">  <text:span text:style-name="T2"> </text:span></text:p>
          <text:p text:style-name="P1"><draw:frame draw:style-name="fr18" draw:name="op_pb__pbRemindArea" text:anchor-type="paragraph" svg:x="-1.499cm" svg:y="0.15cm" svg:width="1.499cm" svg:height="1cm" draw:z-index="31"><draw:text-box><text:p text:style-name="Frame_20_contents"/></draw:text-box></draw:frame></text:p>
          <text:p text:style-name="sw_5f_WPbTitle_20__3e__20_pbTitle"><text:span text:style-name="sw_5f_WPbTitle_20__3e__20_key">Rappel</text:span><text:tab/><text:span text:style-name="sw_5f_WPbTitle_20__3e__20_separator">:</text:span><text:tab/><text:span text:style-name="sw_5f_WPbTitle_20__3e__20_value">Résumé de la démarche</text:span></text:p>
          <text:p text:style-name="op_5f_txt_5f__20__3e__20_paraTag_5f_"><text:span text:style-name="txtBib">Responsabilités et tâches</text:span><text:bookmark-start text:name="db_N8c_c23_257_N109_49"/><text:span text:style-name="txtBib"><text:span text:style-name="T1">Démarche (gestion des approvisionnements)</text:span></text:span><text:bookmark-end text:name="db_N8c_c23_257_N109_49"/> : Résumé hiérarchique de la méthode à suivre en fonction des différentes familles de pièce.</text:p>
          <text:p text:style-name="P3">  <text:span text:style-name="T2"> </text:span></text:p>
        </text:section>
        <text:p text:style-name="P2"><text:bookmark-start text:name="db_N90_c1_N11_34"/>Formules de Wilson<text:bookmark-end text:name="db_N90_c1_N11_34"/></text:p>
        <text:p text:style-name="P3">  <text:span text:style-name="T2"> </text:span></text:p>
      </text:section>
      <text:h text:style-name="odTemplateText_20__3e__20_title_20__3e__20_level_20_01" text:outline-level="1">Glossaire</text:h>
      <text:p text:style-name="sw_5f_WHeaderSection_20__3e__20_breakNewSection"> <text:span text:style-name="T2"> </text:span></text:p>
      <text:section text:style-name="Sect1" text:name="Section25">
        <text:p text:style-name="P1">  <text:span text:style-name="T2"> </text:span></text:p>
        <text:p text:style-name="sw_5f_WHeaderSection_20__3e__20_pageTitle"><text:bookmark text:name="__RefHeading__1937_2105976076"/>Glossaire<text:bookmark-end text:name="__RefHeading__1937_2105976076"/></text:p>
        <text:p text:style-name="sw_5f_WHeaderSection_20__3e__20_pageId"> <text:span text:style-name="T2"> </text:span></text:p>
        <text:p text:style-name="P3">  <text:span text:style-name="T2"> </text:span></text:p>
      </text:section>
      <text:p text:style-name="sw_5f_WHeaderSection_20__3e__20_spaceAfter"> <text:span text:style-name="T2"> </text:span></text:p>
      <text:section text:style-name="Sect8" text:name="Section26">
        <text:p text:style-name="P1">  <text:span text:style-name="T2"> </text:span></text:p>
        <text:p text:style-name="P1"><text:bookmark-start text:name="db_N20c@c18"/></text:p>
        <text:p text:style-name="op_5f_glosM_5f_content_5f__20__3e__20_glosTerm">Coût Administratif des Approvisionnements (Cadm)</text:p>
        <text:section text:style-name="Sect5" text:name="Section27">
          <text:p text:style-name="P1">  <text:span text:style-name="T2"> </text:span></text:p>
          <text:p text:style-name="op_5f_sTxt_5f__20__3e__20_paraTag_5f_">Cadm = Nc.Cc</text:p>
          <text:p text:style-name="op_5f_sTxt_5f__20__3e__20_paraTag_5f_">Il est directement proportionnel au nombre de commandes passées. Chaque commande à un côut estimé (Cc) qui représente tous les frais occasionnés par le traitement des commandes (secrétariat, comptabilité, frais de matériels et logiciels de gestion, etc ...).</text:p>
          <text:p text:style-name="P3">  <text:span text:style-name="T2"> </text:span></text:p>
        </text:section>
        <text:p text:style-name="P1"><text:bookmark-end text:name="db_N20c@c18"/></text:p>
        <text:p text:style-name="P1"><text:bookmark-start text:name="db_N20c@c25"/></text:p>
        <text:p text:style-name="op_5f_glosM_5f_content_5f__20__3e__20_glosTerm">Coût de commande (Cc)</text:p>
        <text:section text:style-name="Sect5" text:name="Section28">
          <text:p text:style-name="P1">  <text:span text:style-name="T2"> </text:span></text:p>
          <text:p text:style-name="op_5f_sTxt_5f__20__3e__20_paraTag_5f_">Sont inclus les coûts <text:span text:style-name="txtEmp">administratifs</text:span> de l'acte de commande (du devis à la réception en passant par la commande, la facturation, la livraison). </text:p>
          <text:p text:style-name="op_5f_sTxt_5f__20__3e__20_paraTag_5f_">Il est évident, dans la mesure du possible, que l'on a intérêt à <text:span text:style-name="txtEmp">regrouper</text:span> les articles à commander. </text:p>
          <text:p text:style-name="op_5f_sTxt_5f__20__3e__20_paraTag_5f_">Sur un même bon de commande, comme il est possible de passer commande de <text:span text:style-name="txtEmp">plusieurs références</text:span>, il faudra adapter <text:span text:style-name="txtEmp">Cc</text:span> en le divisant par le nombre de références estimées présentes sur le bon de commande, même si dans la réalité, chaque commande passée contiendra un nombre de commande variable.</text:p>
          <text:p text:style-name="P3">  <text:span text:style-name="T2"> </text:span></text:p>
        </text:section>
        <text:p text:style-name="P1"><text:bookmark-end text:name="db_N20c@c25"/></text:p>
        <text:p text:style-name="P1"><text:bookmark-start text:name="db_N20c@c7"/></text:p>
        <text:p text:style-name="op_5f_glosM_5f_content_5f__20__3e__20_glosTerm">Coût Défaillance Maintenance (CDM)</text:p>
        <text:section text:style-name="Sect5" text:name="Section29">
          <text:p text:style-name="P1">  <text:span text:style-name="T2"> </text:span></text:p>
          <text:p text:style-name="op_5f_sTxt_5f__20__3e__20_paraTag_5f_"><text:span text:style-name="txtEmp">Coût Défaillance Maintenance</text:span> </text:p>
          <text:p text:style-name="op_5f_sTxt_5f__20__3e__20_paraTag_5f_">Qualifié de Coût indirect car il représente la manque à gagner suite à une défaillance</text:p>
          <text:p text:style-name="P10">Il exprime les conséquences induites par les défaillances  :</text:p>
          <text:list xml:id="list27253075" text:style-name="op_5f_txt_5f__20__3e__20_itemizedListTag_5f__20__3e__20_list">
            <text:list-item text:start-value="1">
              <text:p text:style-name="P4">Frais variables non réincorporés (personnel de fabrication en attente, matière perdue, etc.)</text:p>
            </text:list-item>
            <text:list-item>
              <text:p text:style-name="P4">Marge bénéficiaire perdue</text:p>
            </text:list-item>
            <text:list-item>
              <text:p text:style-name="P4">Perte de confiance du client, et perte possible du client</text:p>
            </text:list-item>
          </text:list>
          <text:p text:style-name="op_5f_sTxt_5f__20__3e__20_paraTag_5f_">Très difficile à calculer dans la réalité lorsque l'entreprise ne fabrique pas en continu.</text:p>
          <text:p text:style-name="P3">  <text:span text:style-name="T2"> </text:span></text:p>
        </text:section>
        <text:p text:style-name="P1"><text:bookmark-end text:name="db_N20c@c7"/></text:p>
        <text:p text:style-name="P1"><text:bookmark-start text:name="db_N20c@c17"/></text:p>
        <text:p text:style-name="op_5f_glosM_5f_content_5f__20__3e__20_glosTerm">Coût de Possession des stocks (Cpos)</text:p>
        <text:section text:style-name="Sect5" text:name="Section30">
          <text:p text:style-name="P1">  <text:span text:style-name="T2"> </text:span></text:p>
          <text:p text:style-name="op_5f_sTxt_5f__20__3e__20_paraTag_5f_"><text:span text:style-name="txtEmp">Coût de possession des stocks de maintenance</text:span> --&gt; Cpos = (q/2)*Pu*T</text:p>
          <text:list xml:id="list27250679" text:style-name="op_5f_txt_5f__20__3e__20_itemizedListTag_5f__20__3e__20_list">
            <text:list-item text:start-value="1">
              <text:p text:style-name="P4">Intérêt du capital immobilisé des pièces stockées. </text:p>
            </text:list-item>
            <text:list-item>
              <text:p text:style-name="P4">Frais de magasinage et d'assurance</text:p>
            </text:list-item>
            <text:list-item>
              <text:p text:style-name="P4">Obsolescence et risque de dépréciation</text:p>
            </text:list-item>
          </text:list>
          <text:p text:style-name="op_5f_sTxt_5f__20__3e__20_paraTag_5f_">D'après les formules de Wilson, on le traduit par un taux <text:span text:style-name="txtEmp">T</text:span> ( 10 % à 20% en général, mais difficile à connaître précisément) et </text:p>
          <text:p text:style-name="op_5f_sTxt_5f__20__3e__20_paraTag_5f_">Pour toute pièce commandée (q) dans l'année (exercice comptable en cours) à chaque commande , on considère que la moitié des pièces q/2 seront encore en stock lors de l'<text:span text:style-name="txtEmp">inventaire</text:span> de fin d'exercice.</text:p>
          <text:p text:style-name="op_5f_sTxt_5f__20__3e__20_paraTag_5f_"><text:soft-page-break/>Cette estimation peut se révéler correcte sur un ensemble de pièces dites de <text:span text:style-name="txtEmp">consommation régulière</text:span> lorsque le gestionnaire ne souhaite pas modifier le rythme informatisé des commandes. Le cas échéant, en ajustant les quantités commandées à la fin de l'exercice, on sait que l'on peut diminuer le <text:span text:style-name="txtEmp">Cpos</text:span>.</text:p>
          <text:p text:style-name="P3">  <text:span text:style-name="T2"> </text:span></text:p>
        </text:section>
        <text:p text:style-name="P1"><text:bookmark-end text:name="db_N20c@c17"/></text:p>
        <text:p text:style-name="P1"><text:bookmark-start text:name="db_N20c@c6"/></text:p>
        <text:p text:style-name="op_5f_glosM_5f_content_5f__20__3e__20_glosTerm">Coût de Stockage Maintenance (CSM)</text:p>
        <text:section text:style-name="Sect5" text:name="Section31">
          <text:p text:style-name="P1">  <text:span text:style-name="T2"> </text:span></text:p>
          <text:p text:style-name="P10">Dans le cadre de la gestion des stocks, on doit minimiser les frais de gestion qui sont la somme de deux termes qui varient en sens opposé :</text:p>
          <text:list xml:id="list27248181" text:style-name="op_5f_txt_5f__20__3e__20_itemizedListTag_5f__20__3e__20_list">
            <text:list-item text:start-value="1">
              <text:p text:style-name="P4">le coût annuel de passation des commandes (<text:span text:style-name="txtEmp">Cadm</text:span>) qui est proportionnel au nombre des commandes d'approvisionnement passées dans l'année.</text:p>
            </text:list-item>
            <text:list-item>
              <text:p text:style-name="P4">le coût annuel de possession du stock (<text:span text:style-name="txtEmp">Cpos</text:span>) qui est d'autant plus bas que l'on passe davantage de commandes d'approvisionnement dans l'année.</text:p>
            </text:list-item>
          </text:list>
          <text:p text:style-name="op_5f_sTxt_5f__20__3e__20_paraTag_5f_"><text:span text:style-name="txtEmp">Cges = Cadm + Cpos</text:span></text:p>
          <text:p text:style-name="op_5f_sTxt_5f__20__3e__20_paraTag_5f_"><text:span text:style-name="txtEmp">Attention </text:span>: Le coût d'achat des pièces (<text:span text:style-name="txtEmp">Pu</text:span>) n'est pas intégré. L'optimisation des approvisionnements est étudié à Pu constant.</text:p>
          <text:p text:style-name="P3">  <text:span text:style-name="T2"> </text:span></text:p>
        </text:section>
        <text:p text:style-name="P1"><text:bookmark-end text:name="db_N20c@c6"/></text:p>
        <text:p text:style-name="P1"><text:bookmark-start text:name="db_N20c@c12"/></text:p>
        <text:p text:style-name="op_5f_glosM_5f_content_5f__20__3e__20_glosTerm">Délai d'approvisionnement (d)</text:p>
        <text:section text:style-name="Sect5" text:name="Section32">
          <text:p text:style-name="P1">  <text:span text:style-name="T2"> </text:span></text:p>
          <text:p text:style-name="op_5f_sTxt_5f__20__3e__20_paraTag_5f_">Le délai d'approvisionnement représente le délai d'attente entre la passation de la commande chez le fournisseur et l'entrée en stock de la pièces. Il doit <text:span text:style-name="txtEmp">être sûr</text:span> et n'est pas une valeur dite "moyenne". </text:p>
          <text:p text:style-name="op_5f_sTxt_5f__20__3e__20_paraTag_5f_">En tenant compte de la <text:span text:style-name="txtEmp">dispersion</text:span> de consommation pendant ce <text:span text:style-name="txtEmp">délai</text:span>, nous en déduirons le seuil minimum de pièce à stocker (<text:span text:style-name="txtEmp">Qs</text:span> ou <text:span text:style-name="txtEmp">Qmin</text:span>) pour assurer les consommations. Attention, une valeur <text:span text:style-name="txtEmp">Qs</text:span> doit être associée à un<text:span text:style-name="txtEmp"> risque de rupture</text:span>.</text:p>
          <text:p text:style-name="op_5f_sTxt_5f__20__3e__20_paraTag_5f_">Qs = Qd + [Marge de sécurité]</text:p>
          <text:p text:style-name="op_5f_sTxt_5f__20__3e__20_paraTag_5f_"><text:span text:style-name="txtEmp">Qd</text:span> : Consommation moyenne pendant le délai.</text:p>
          <text:p text:style-name="op_5f_sTxt_5f__20__3e__20_paraTag_5f_"><text:span text:style-name="txtEmp">[Marge de sécurité]</text:span> : Quantité directement dépendante du risque de rupture</text:p>
          <text:p text:style-name="P3">  <text:span text:style-name="T2"> </text:span></text:p>
        </text:section>
        <text:p text:style-name="P1"><text:bookmark-end text:name="db_N20c@c12"/></text:p>
        <text:p text:style-name="P1"><text:bookmark-start text:name="db_N20c@c11"/></text:p>
        <text:p text:style-name="op_5f_glosM_5f_content_5f__20__3e__20_glosTerm">Fiabilité (Reliability)</text:p>
        <text:section text:style-name="Sect5" text:name="Section33">
          <text:p text:style-name="P1">  <text:span text:style-name="T2"> </text:span></text:p>
          <text:p text:style-name="op_5f_sTxt_5f__20__3e__20_paraTag_5f_">Aptitude d'une entité à accomplir une fonction requise (mission), dans des conditions données, pendant un intervalle de temps donné.</text:p>
          <text:p text:style-name="op_5f_sTxt_5f__20__3e__20_paraTag_5f_">Cette aptitude est exprimée par une probabilité. </text:p>
          <text:p text:style-name="op_5f_sTxt_5f__20__3e__20_paraTag_5f_">Voir les sources :<text:a xlink:type="simple" xlink:href="http://fr.wikipedia.org/wiki/Fiabilité"><text:span text:style-name="txtUrl"> Wikipédia</text:span></text:a><text:note text:id="ftn1" text:note-class="footnote"><text:note-citation>1</text:note-citation><text:note-body><text:p text:style-name="txtUrlFootNote">http://fr.wikipedia.org/wiki/Fiabilit%C3%A9</text:p></text:note-body></text:note> et Guide <text:a xlink:type="simple" xlink:href="http://fr.wikipedia.org/wiki/Fides_(fiabilité)"><text:span text:style-name="txtUrl">Fides</text:span></text:a><text:note text:id="ftn2" text:note-class="footnote"><text:note-citation>2</text:note-citation><text:note-body><text:p text:style-name="txtUrlFootNote">http://fr.wikipedia.org/wiki/Fides_(fiabilit%C3%A9)</text:p></text:note-body></text:note>.</text:p>
          <text:p text:style-name="op_5f_sTxt_5f__20__3e__20_paraTag_5f_">La <text:span text:style-name="txtEmp">bonne santé</text:span> d'un être humain peut se définir simplement par le fait de ne pas être souvent malade. Néanmoins, il serait plus judicieux de juger de la bonne santé par rapport à une période fixe dans des conditions données (climat, région) et de l'objectif que l'on se fixe (activité pratiquée). </text:p>
          <text:p text:style-name="P3">  <text:span text:style-name="T2"> </text:span></text:p>
        </text:section>
        <text:p text:style-name="P1"><text:bookmark-end text:name="db_N20c@c11"/></text:p>
        <text:p text:style-name="P1"><text:bookmark-start text:name="db_N20c@c19"/></text:p>
        <text:p text:style-name="op_5f_glosM_5f_content_5f__20__3e__20_glosTerm">Nombre de commandes (Nc)</text:p>
        <text:section text:style-name="Sect5" text:name="Section34">
          <text:p text:style-name="P1">  <text:span text:style-name="T2"> </text:span></text:p>
          <text:p text:style-name="op_5f_sTxt_5f__20__3e__20_paraTag_5f_"><text:span text:style-name="txtEmp">Nc</text:span>= (Qa/Q).</text:p>
          <text:p text:style-name="op_5f_sTxt_5f__20__3e__20_paraTag_5f_">Le nombre de commande peut être estimé par la quantité annuelle consommée <text:span text:style-name="txtEmp">Qa</text:span> sur le nombre de pièces commandées à chaque commande (<text:span text:style-name="txtEmp">Q</text:span>).</text:p>
          <text:p text:style-name="P3">  <text:span text:style-name="T2"> </text:span></text:p>
        </text:section>
        <text:p text:style-name="P1"><text:bookmark-end text:name="db_N20c@c19"/></text:p>
        <text:p text:style-name="P1"><text:bookmark-start text:name="db_N20c@c8"/></text:p>
        <text:p text:style-name="op_5f_glosM_5f_content_5f__20__3e__20_glosTerm">Prix Unitaire des pièces (PU)</text:p>
        <text:section text:style-name="Sect5" text:name="Section35">
          <text:p text:style-name="P1">  <text:span text:style-name="T2"> </text:span></text:p>
          <text:p text:style-name="op_5f_sTxt_5f__20__3e__20_paraTag_5f_">C'est le prix unitaire des pièces de rechange en stock.</text:p>
          <text:p text:style-name="op_5f_sTxt_5f__20__3e__20_paraTag_5f_">En général, on sait qu'un stock peut provenir de plusieurs commandes avec des prix différents. On utilisera donc le <text:span text:style-name="txtEmp">PUMP</text:span> (Prix Moyen pondéré) pour optimiser le rythme des approvisionnements (<text:span text:style-name="txtEmp">CGP</text:span>) que les logiciels de <text:span text:style-name="txtEmp">GMAO</text:span> peuvent calculer.</text:p>
          <text:p text:style-name="P3">  <text:span text:style-name="T2"> </text:span></text:p>
        </text:section>
        <text:p text:style-name="P1"><text:bookmark-end text:name="db_N20c@c8"/></text:p>
        <text:p text:style-name="P1"><text:bookmark-start text:name="db_N20c@c20"/></text:p>
        <text:p text:style-name="op_5f_glosM_5f_content_5f__20__3e__20_glosTerm">Quantité Annuelle (Qa)</text:p>
        <text:section text:style-name="Sect5" text:name="Section36">
          <text:p text:style-name="P1"><text:soft-page-break/>  <text:span text:style-name="T2"> </text:span></text:p>
          <text:p text:style-name="op_5f_sTxt_5f__20__3e__20_paraTag_5f_">C'est la quantité annuelle consommée : c'est une estimation basée sur un historique de consommation, ou une prévision issue d'un calcul de fiabilité</text:p>
          <text:p text:style-name="P3">  <text:span text:style-name="T2"> </text:span></text:p>
        </text:section>
        <text:p text:style-name="P1"><text:bookmark-end text:name="db_N20c@c20"/></text:p>
        <text:p text:style-name="P1"><text:bookmark-start text:name="db_N20c@c21"/></text:p>
        <text:p text:style-name="op_5f_glosM_5f_content_5f__20__3e__20_glosTerm">Quantité économique (Qe)</text:p>
        <text:section text:style-name="Sect5" text:name="Section37">
          <text:p text:style-name="P1">  <text:span text:style-name="T2"> </text:span></text:p>
          <text:p text:style-name="op_5f_sTxt_5f__20__3e__20_paraTag_5f_">C'est la quantité à commander qui influe sur le nombre de commande (Nce=Qa/Qe) qui minimise le coût de stockage maintenance (CSM)</text:p>
          <text:p text:style-name="op_5f_sTxt_5f__20__3e__20_paraTag_5f_">Qe = Racine [2.Qa.cc/(Pu.T)]</text:p>
          <text:p text:style-name="op_5f_sTxt_5f__20__3e__20_paraTag_5f_">Lorsque l'on choisira une valeur proche de Qe, on la désignera par Qec.</text:p>
          <text:p text:style-name="P3">  <text:span text:style-name="T2"> </text:span></text:p>
        </text:section>
        <text:p text:style-name="P1"><text:bookmark-end text:name="db_N20c@c21"/></text:p>
        <text:p text:style-name="P1"><text:bookmark-start text:name="db_N20c@c9"/></text:p>
        <text:p text:style-name="op_5f_glosM_5f_content_5f__20__3e__20_glosTerm">Risque de rupture</text:p>
        <text:section text:style-name="Sect5" text:name="Section38">
          <text:p text:style-name="P1">  <text:span text:style-name="T2"> </text:span></text:p>
          <text:p text:style-name="op_5f_sTxt_5f__20__3e__20_paraTag_5f_">C'est la <text:span text:style-name="txtEmp">probabilité</text:span> de subir une rupture de stock pendant le délai <text:span text:style-name="txtEmp">d</text:span> de livraison. Plus la consommation est régulière, et plus il est facile d'en déduire un <text:span text:style-name="txtEmp">stock de sécurité</text:span> (Qs ou Qmin) qui permettra d'absorber les demandes de sortie pendant le délai de réapprovisionnement. Les <text:span text:style-name="txtEmp">modèles statistiques</text:span> (Poisson ou Gauss dans la plupart des cas) permettent d'évaluer ce risque en fonction de la dispersion (<text:span text:style-name="txtEmp">écart-type</text:span>) des consommations pendant le délai.</text:p>
          <text:p text:style-name="P3">  <text:span text:style-name="T2"> </text:span></text:p>
        </text:section>
        <text:p text:style-name="P1"><text:bookmark-end text:name="db_N20c@c9"/></text:p>
        <text:p text:style-name="P1"><text:bookmark-start text:name="db_N20c@c5"/></text:p>
        <text:p text:style-name="op_5f_glosM_5f_content_5f__20__3e__20_glosTerm">Stock Maintenance</text:p>
        <text:section text:style-name="Sect5" text:name="Section39">
          <text:p text:style-name="P1">  <text:span text:style-name="T2"> </text:span></text:p>
          <text:p text:style-name="P10">Le stock maintenance d'une usine est constitué de l'ensemble des <text:span text:style-name="txtEmp">articles</text:span> ( matières et pièces de rechange) qui permettent au service maintenance :</text:p>
          <text:list xml:id="list27229423" text:style-name="op_5f_txt_5f__20__3e__20_itemizedListTag_5f__20__3e__20_list">
            <text:list-item text:start-value="1">
              <text:p text:style-name="P4">de maintenir de la façon la plus économique possible le matériel de l'usine, en accord avec la fabrication,</text:p>
            </text:list-item>
            <text:list-item>
              <text:p text:style-name="P4">d'exécuter des travaux de différentes natures, à la demande de différents services en qualité de fournisseur.</text:p>
            </text:list-item>
          </text:list>
          <text:p text:style-name="P3">  <text:span text:style-name="T2"> </text:span></text:p>
        </text:section>
        <text:p text:style-name="P1"><text:bookmark-end text:name="db_N20c@c5"/></text:p>
        <text:p text:style-name="P1"><text:bookmark-start text:name="db_N20c@c10"/></text:p>
        <text:p text:style-name="op_5f_glosM_5f_content_5f__20__3e__20_glosTerm">Taux de défaillance</text:p>
        <text:section text:style-name="Sect5" text:name="Section40">
          <text:p text:style-name="P1">  <text:span text:style-name="T2"> </text:span></text:p>
          <text:p text:style-name="op_5f_sTxt_5f__20__3e__20_paraTag_5f_">Calculé période par période, il nous informe sur l'usure ou le vieillissement d'un dispositif dans le temps.</text:p>
          <text:p text:style-name="op_5f_sTxt_5f__20__3e__20_paraTag_5f_">Pour une période donnée, on calculera la probabilité de constater une défaillance, et on ramènera cette probabilité à l'unité d'usage (par heure, par kilomètre, par cycle).</text:p>
          <text:p text:style-name="op_5f_sTxt_5f__20__3e__20_paraTag_5f_">Pour l'évaluer à t sur une période de durée dt, on calculera </text:p>
          <text:list xml:id="list27251864" text:style-name="op_5f_txt_5f__20__3e__20_itemizedListTag_5f__20__3e__20_list">
            <text:list-item text:start-value="1">
              <text:p text:style-name="P4">dn(t)=N(t)-N(t+dt) : nombre de défaillants pendant dt.</text:p>
            </text:list-item>
            <text:list-item>
              <text:p text:style-name="P4">p(dt)=dn(t)/N(t) : proportion de défaillants sur la période. <text:span text:style-name="txtEmp">ATTENTION, N(t) désigne les dispositifs en fonctionnement au début de la période et non pas N(t=0)</text:span></text:p>
            </text:list-item>
            <text:list-item>
              <text:p text:style-name="P4">λ(t)=p(dt)/dt : proportion de défaillance par unité de temps.</text:p>
            </text:list-item>
          </text:list>
          <text:p text:style-name="op_5f_sTxt_5f__20__3e__20_paraTag_5f_">Si on souhaite calculer sa valeur à partir de la courbe de la fiabilité, c'est le rapport entre la pente de la fiabilité et la valeur de la fiabilité.</text:p>
          <text:p text:style-name="P3">  <text:span text:style-name="T2"> </text:span></text:p>
        </text:section>
        <text:p text:style-name="P1"><text:bookmark-end text:name="db_N20c@c10"/></text:p>
        <text:p text:style-name="P1"><text:bookmark-start text:name="db_N20c@c24"/></text:p>
        <text:p text:style-name="op_5f_glosM_5f_content_5f__20__3e__20_glosTerm">Taux de Possession (T)</text:p>
        <text:section text:style-name="Sect5" text:name="Section41">
          <text:p text:style-name="P1">  <text:span text:style-name="T2"> </text:span></text:p>
          <text:p text:style-name="op_5f_sTxt_5f__20__3e__20_paraTag_5f_">Il est donné en % par euro et par an du Coût de Possession.</text:p>
          <text:p text:style-name="op_5f_sTxt_5f__20__3e__20_paraTag_5f_">Le taux représente le % en coût pour l'entreprise d'une pièce achetée dans l'exercice courant qui reste en stock.</text:p>
          <text:p text:style-name="op_5f_sTxt_5f__20__3e__20_paraTag_5f_">En effet, toute pièce en stock à la fin d'un exercice comptable est vue par les impôts comme un article vendu, et se trouve à ce titre ajoutée au chiffre d'affaire.</text:p>
          <text:p text:style-name="P3">  <text:span text:style-name="T2"> </text:span></text:p>
        </text:section>
        <text:p text:style-name="P1"><text:bookmark-end text:name="db_N20c@c24"/></text:p>
        <text:p text:style-name="P3">  <text:span text:style-name="T2">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sTxt_5f__20__3e__20_itemizedListTag_5f__20__3e__20_paragraph_20_level_20_1" style:display-name="op_sTxt_ &gt; itemizedListTag_ &gt; paragraph level 1" style:family="paragraph" style:parent-style-name="odTemplateText_20__3e__20__23_defaultStyle">
      <style:paragraph-properties fo:margin-top="0.101cm" fo:margin-bottom="0cm" fo:text-align="justify" style:justify-single-word="fals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p_5f_txt_5f_tbHead_5f__20__3e__20_paraTag_5f_" style:display-name="op_txt_tbHead_ &gt; paraTag_" style:family="paragraph" style:parent-style-name="odTemplateText_20__3e__20__23_defaultStyle" style:master-page-name="">
      <style:paragraph-properties fo:margin-top="0.101cm" fo:margin-bottom="0cm" fo:text-align="center" style:justify-single-word="false" style:page-number="auto"/>
      <style:text-properties fo:font-weight="bold"/>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02cm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fo:text-align="center" style:justify-single-word="false" style:page-number="auto"/>
      <style:text-properties fo:color="#ffffff" style:font-name="Arial" fo:font-size="170%" style:text-rotation-angle="90" style:text-rotation-scale="line-height"/>
    </style:style>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sw_5f_WHeaderSection_20__3e__20_pageTitleNoTdm" style:display-name="sw_WHeaderSection &gt; pageTitleNoTdm" style:family="paragraph" style:parent-style-name="sw_5f_WHeaderSection_20__3e__20_pageTit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fo:text-align="start" style:justify-single-word="false" style:page-number="auto" fo:padding="0cm" fo:border="none" style:shadow="none"/>
      <style:text-properties fo:color="#000080" fo:font-size="110%" fo:font-weight="bold" style:text-scale="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odRootM_5f_version_5f__20__3e__20_version" style:display-name="op_odRootM_version_ &gt; version" style:family="paragraph" style:parent-style-name="odTemplateText_20__3e__20__23_defaultStyle" style:master-page-name="">
      <style:paragraph-properties fo:margin-top="0cm" fo:margin-bottom="0cm" fo:text-align="end" style:justify-single-word="false" style:page-number="auto"/>
      <style:text-properties fo:color="#666666" fo:font-size="120%" fo:font-style="normal"/>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fo:text-align="center" style:justify-single-word="false" fo:text-indent="0cm" style:auto-text-indent="false" style:page-number="auto"/>
      <style:text-properties fo:color="#ffffff" style:font-name="Arial1" fo:font-size="350%" fo:font-weight="bold"/>
    </style:style>
    <style:style style:name="op_5f_glosM_5f_content_5f__20__3e__20_glosTerm" style:display-name="op_glosM_content_ &gt; glosTerm" style:family="paragraph" style:parent-style-name="odTemplateText_20__3e__20__23_defaultStyle">
      <style:paragraph-properties fo:margin-top="0.3cm" fo:margin-bottom="0cm">
        <style:tab-stops/>
      </style:paragraph-properties>
      <style:text-properties fo:color="#666699" fo:font-weight="bold"/>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p_5f_odRootM_5f_date_5f__20__3e__20_pdgDate" style:display-name="op_odRootM_date_ &gt; pdgDate" style:family="paragraph" style:parent-style-name="odTemplateText_20__3e__20__23_defaultStyle">
      <style:paragraph-properties fo:margin-top="0cm" fo:margin-bottom="0cm" fo:text-align="end" style:justify-single-word="false"/>
      <style:text-properties style:font-name="Arial"/>
    </style:style>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fo:text-align="justify" style:justify-single-word="false"/>
    </style:style>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style:paragraph-properties fo:margin-left="-1.499cm" fo:margin-right="0cm" fo:margin-top="1cm" fo:margin-bottom="0.4cm" fo:text-align="start" style:justify-single-word="false" fo:keep-together="auto" fo:orphans="3" fo:widows="3" fo:text-indent="0cm" style:auto-text-indent="false" style:page-number="auto" fo:background-color="transparent" fo:padding="0cm" fo:border="none" style:shadow="none" fo:keep-with-next="always">
        <style:background-image/>
      </style:paragraph-properties>
      <style:text-properties fo:color="#666699" fo:font-size="150%" fo:font-style="normal" fo:font-weight="bold" style:font-size-asian="14pt" style:font-style-asian="italic" style:font-weight-asian="bold" style:font-size-complex="14pt" style:font-style-complex="italic" style:font-weight-complex="bold"/>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dTemplateText_20__3e__20_flowTextArea_5f_title_20__3e__20_text" style:display-name="odTemplateText &gt; flowTextArea_title &gt; text" style:family="paragraph">
      <style:paragraph-properties fo:text-align="center" style:justify-single-word="false" fo:background-color="transparent" style:shadow="none" style:vertical-align="auto">
        <style:tab-stops/>
        <style:background-image/>
      </style:paragraph-properties>
      <style:text-properties fo:color="#000080" style:font-name="Verdana" fo:font-size="350%" fo:language="fr" fo:country="FR" fo:font-weight="bold"/>
    </style:style>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size="10pt" fo:language="fr" fo:country="FR"/>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fo:text-align="start" style:justify-single-word="false" fo:text-indent="0cm" style:auto-text-indent="false" style:page-number="auto" fo:break-after="column"/>
      <style:text-properties fo:color="#000080" fo:font-size="300%" fo:font-weight="bold"/>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fo:text-align="end" style:justify-single-word="false" fo:text-indent="0cm" style:auto-text-indent="false"/>
      <style:text-properties fo:color="#666699" fo:font-size="9pt"/>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gTableTitle" style:family="paragraph" style:parent-style-name="odTemplateText_20__3e__20__23_defaultStyle" style:master-page-name="">
      <style:paragraph-properties fo:margin-top="0cm" fo:margin-bottom="0.199cm" fo:text-align="center" style:justify-single-word="false" style:page-number="auto"/>
      <style:text-properties fo:color="#666666" fo:font-style="italic"/>
    </style:style>
    <style:style style:name="op_5f_txt_5f__20__3e__20_paraTag_5f_" style:display-name="op_txt_ &gt; paraTag_" style:family="paragraph" style:parent-style-name="odTemplateText_20__3e__20__23_defaultStyle">
      <style:paragraph-properties fo:margin-top="0.101cm" fo:margin-bottom="0cm"/>
    </style:style>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fo:text-align="start" style:justify-single-word="false" fo:text-indent="0cm" style:auto-text-indent="false" style:page-number="auto" fo:keep-with-next="always"/>
      <style:text-properties fo:color="#666699"/>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fo:text-align="center" style:justify-single-word="false" style:page-number="auto"/>
      <style:text-properties fo:color="#ffffff" fo:font-size="13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fo:text-align="start" style:justify-single-word="false" fo:text-indent="0cm" style:auto-text-indent="false"/>
      <style:text-properties fo:color="#666699" fo:font-size="9pt"/>
    </style:style>
    <style:style style:name="op_5f_sTxt_5f__20__3e__20_paraTag_5f_" style:display-name="op_sTxt_ &gt; paraTag_" style:family="paragraph" style:parent-style-name="odTemplateText_20__3e__20__23_defaultStyle">
      <style:paragraph-properties fo:margin-top="0.101cm" fo:margin-bottom="0cm"/>
    </style:style>
    <style:style style:name="sw_5f_WHeaderSection_20__3e__20_spaceAfter" style:display-name="sw_WHeaderSection &gt; spaceAfter" style:family="paragraph" style:parent-style-name="odTemplateText_20__3e__20__23_defaultStyle">
      <style:text-properties fo:font-size="44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txtUrlFootNote" style:family="paragraph" style:parent-style-name="odTemplateText_20__3e__20__23_defaultStyle" style:master-page-name="">
      <style:paragraph-properties style:page-number="auto"/>
      <style:text-properties fo:color="#999999" fo:font-size="80%"/>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style:page-number="auto" fo:break-before="auto" fo:break-after="auto" fo:keep-with-next="always"/>
      <style:text-properties fo:font-size="115%" fo:font-weight="bold" style:font-size-asian="115%" style:font-weight-asian="bold" style:font-size-complex="115%" style:font-weight-complex="bold" text:display="none"/>
    </style:style>
    <style:style style:name="op_5f_ue_5f__20__3e__20_spaceAfterToc" style:display-name="op_ue_ &gt; spaceAfterToc" style:family="paragraph" style:parent-style-name="odTemplateText_20__3e__20__23_defaultStyle">
      <style:text-properties fo:font-size="130%"/>
    </style:style>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XxXXxXtabStop" style:family="text"/>
    <style:style style:name="sw_5f_WPbTitle_20__3e__20_key" style:display-name="sw_WPbTitle &gt; key" style:family="text">
      <style:text-properties fo:letter-spacing="0.035cm" fo:font-style="italic" fo:background-color="transparent"/>
    </style:style>
    <style:style style:name="txtAcr" style:family="text">
      <style:text-properties fo:font-style="normal"/>
    </style:style>
    <style:style style:name="op_5f_ue_5f__20__3e__20_hidden" style:display-name="op_ue_ &gt; hidden" style:family="text">
      <style:text-properties fo:color="#ffffff" fo:font-size="5%" fo:font-style="italic" text:display="true"/>
    </style:style>
    <style:style style:name="txtQuote_20__3e__20_prefix" style:display-name="txtQuote &gt; prefix" style:family="text" style:parent-style-name="txtQuote"/>
    <style:style style:name="txtBib" style:family="text">
      <style:text-properties fo:font-style="normal"/>
    </style:style>
    <style:style style:name="XxXXxXentry" style:family="text"/>
    <style:style style:name="txtGlos" style:family="text">
      <style:text-properties fo:font-style="normal"/>
    </style:style>
    <style:style style:name="XxXXxXpageNumber" style:family="text">
      <style:text-properties fo:color="#ffffff"/>
    </style:style>
    <style:style style:name="sw_5f_WPbTitle_20__3e__20_separator" style:display-name="sw_WPbTitle &gt; separator" style:family="text">
      <style:text-properties fo:font-style="italic"/>
    </style:style>
    <style:style style:name="odTemplateTextXxXtocXxXtabStop" style:family="text"/>
    <style:style style:name="op_5f_txt_5f__20__3e__20_itemizedListTag_5f__20__3e__20_bullet" style:display-name="op_txt_ &gt; itemizedListTag_ &gt; bullet" style:family="text">
      <style:text-properties fo:color="#666699" style:font-name="StarSymbol" fo:font-size="80%" style:font-name-asian="StarSymbol" style:font-size-asian="9pt" style:font-name-complex="StarSymbol" style:font-size-complex="9pt"/>
    </style:style>
    <style:style style:name="Visited_20_Internet_20_Link" style:display-name="Visited Internet Link" style:family="text"/>
    <style:style style:name="txtQuote_20__3e__20_suffix" style:display-name="txtQuote &gt; suffix" style:family="text" style:parent-style-name="txtQuote"/>
    <style:style style:name="odTemplateText_20__3e__20_refIco" style:display-name="odTemplateText &gt; refIco" style:family="text">
      <style:text-properties style:font-name="Webdings" fo:font-style="normal"/>
    </style:style>
    <style:style style:name="odTemplateTextXxXtocXxXpageNumber" style:family="text">
      <style:text-properties fo:font-style="italic" fo:font-weight="bold"/>
    </style:style>
    <style:style style:name="XxXXxXchapterNumber" style:family="text"/>
    <style:style style:name="txtUrl" style:family="text">
      <style:text-properties fo:font-style="italic"/>
    </style:style>
    <style:style style:name="Internet_20_link" style:display-name="Internet link" style:family="text"/>
    <style:style style:name="sw_5f_WPbTitle_20__3e__20_value" style:display-name="sw_WPbTitle &gt; value" style:family="text">
      <style:text-properties fo:font-style="italic"/>
    </style:style>
    <style:style style:name="txtQuote" style:family="text">
      <style:text-properties fo:font-style="italic"/>
    </style:style>
    <style:style style:name="txtEmp" style:family="text">
      <style:text-properties fo:color="#666699" fo:font-weight="bold"/>
    </style:style>
    <style:style style:name="odTemplateTextXxXtocXxXentry" style:family="text"/>
    <style:style style:name="odTemplateTextXxXtocXxXchapterNumber"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Footnote_20_anchor" style:display-name="Footnote anchor" style:family="text">
      <style:text-properties style:text-position="super 58%"/>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xlink:href="Pictures/100002010000006E0000006BC58D086C.png" xlink:type="simple" xlink:actuate="onLoad" style:position="top left" style:repeat="no-repeat" draw:opacity="100%"/>
        <style:columns fo:column-count="1" fo:column-gap="0cm"/>
      </style:graphic-properties>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style:background-transparency="100%" fo:padding="0cm" fo:border="none" style:shadow="none">
        <style:background-image/>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fo:background-color="transparent" style:background-transparency="100%" fo:padding-left="0.25cm" fo:padding-right="0.25cm" fo:padding-top="1.15cm" fo:padding-bottom="0.25cm" fo:border="0.002cm solid #ffffff" style:shadow="none">
        <style:background-image xlink:href="Pictures/1000000000000001000003E8B0B51C05.png" xlink:type="simple" xlink:actuate="onLoad" style:repeat="stretch" draw:opacity="100%"/>
        <style:columns fo:column-count="1" fo:column-gap="0cm"/>
      </style:graphic-properties>
    </style:style>
    <style:style style:name="viewPictureInline" style:family="graphic" style:parent-style-name="Graphics">
      <style:graphic-properties svg:x="0cm" svg:y="0cm" style:vertical-pos="from-top" style:vertical-rel="paragraph" style:horizontal-pos="center" style:horizontal-rel="page" style:shadow="none"/>
    </style:style>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style:background-transparency="100%" fo:padding="0cm" fo:border="none"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style:background-transparency="100%" fo:padding="0cm" fo:border="none" style:shadow="none">
        <style:background-image/>
        <style:columns fo:column-count="1" fo:column-gap="0cm"/>
      </style:graphic-properties>
    </style:style>
    <style:style style:name="op_5f_pb_5f__20__3e__20_pbBasicArea_20__3e__20_frame" style:display-name="op_pb_ &gt; pbBasicArea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xlink:href="Pictures/100002010000006D000000615F5E3FE8.png" xlink:type="simple" xlink:actuate="onLoad" style:position="top left" style:repeat="no-repeat" draw:opacity="100%"/>
        <style:columns fo:column-count="1" fo:column-gap="0cm"/>
      </style:graphic-properties>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fo:padding="0cm" fo:border="none" style:shadow="none">
        <style:background-image/>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fo:padding="0cm" fo:border="none" style:shadow="none">
        <style:background-image/>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fo:padding="0cm" fo:border="none" style:shadow="none">
        <style:background-image/>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style:background-transparency="100%" fo:padding="0cm" fo:border="none" style:shadow="none">
        <style:background-image/>
        <style:columns fo:column-count="1" fo:column-gap="0cm"/>
      </style:graphic-properties>
    </style:style>
    <style:style style:name="viewPicture" style:family="graphic" style:parent-style-name="Graphics">
      <style:graphic-properties svg:x="0cm" svg:y="0cm" style:vertical-pos="from-top" style:vertical-rel="paragraph" style:horizontal-pos="center" style:horizontal-rel="pag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xlink:href="Pictures/100002010000007300000068AFFB0851.png" xlink:type="simple" xlink:actuate="onLoad" style:position="top left" style:repeat="no-repeat" draw:opacity="100%"/>
        <style:columns fo:column-count="1" fo:column-gap="0cm"/>
      </style:graphic-properties>
    </style:style>
    <style:style style:name="op_5f_pb_5f__20__3e__20_pbRemindArea_20__3e__20_frame" style:display-name="op_pb_ &gt; pbRemindArea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xlink:href="Pictures/1000020100000067000000537D431915.png" xlink:type="simple" xlink:actuate="onLoad" style:position="top left" style:repeat="no-repeat" draw:opacity="100%"/>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itemizedListTag_5f__20__3e__20_list" style:display-name="op_txt_ &gt; itemizedListTag_ &gt; list">
      <text:list-level-style-bullet text:level="1" text:style-name="op_5f_txt_5f__20__3e__20_itemizedListTag_5f__20__3e__20_bullet" style:num-prefix=" " style:num-suf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style:num-suf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style:num-suffix=")"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style:num-suf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style:num-suf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style:num-suf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style:num-suf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style:num-suf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style:num-suf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style:num-suffix=" " text:bullet-char="">
        <style:list-level-properties text:space-before="6.35cm" text:min-label-width="0.635cm"/>
        <style:text-properties style:font-name="Wingdings"/>
      </text:list-level-style-bullet>
    </text:list-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style>
    <style:style style:name="Mfr2" style:family="graphic" style:parent-style-name="odTemplateText_20__3e__20_area_5f_pageR_20__3e__20_frame">
      <style:graphic-properties style:vertical-pos="bottom" style:vertical-rel="page" style:horizontal-pos="right" style:horizontal-rel="page-content"/>
    </style:style>
    <style:style style:name="Mfr3" style:family="graphic" style:parent-style-name="odTemplateText_20__3e__20_area_5f_cpyL_20__3e__20_frame">
      <style:graphic-properties style:vertical-pos="bottom" style:vertical-rel="page-content" style:horizontal-pos="right" style:horizontal-rel="page-content"/>
    </style:style>
    <style:style style:name="Mfr4" style:family="graphic" style:parent-style-name="odTemplateText_5f_content_20__3e__20_partTitleRight_20__3e__20_frame">
      <style:graphic-properties style:vertical-pos="top" style:vertical-rel="paragraph-content" style:horizontal-pos="left" style:horizontal-rel="paragraph" style:flow-with-text="false"/>
    </style:style>
    <style:style style:name="Mfr5" style:family="graphic" style:parent-style-name="odTemplateText_5f_content_20__3e__20_partTitleLeft_20__3e__20_frame">
      <style:graphic-properties style:vertical-pos="top" style:vertical-rel="paragraph-content" style:horizontal-pos="left" style:horizontal-rel="paragraph"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499cm" fo:margin-bottom="1.3cm" fo:margin-left="3cm" fo:margin-right="1.499cm" fo:background-color="transparent" style:writing-mode="lr-tb" style:footnote-max-height="0cm">
        <style:background-image xlink:href="Pictures/10000000000002360000023040B0C53E.png" xlink:type="simple" xlink:actuate="onLoad" style:position="top right" style:repeat="no-repeat"/>
        <style:footnote-sep style:distance-before-sep="0.101cm" style:distance-after-sep="0.101cm" style:adjustment="left" style:rel-width="25%" style:color="#000000"/>
      </style:page-layout-properties>
      <style:header-style/>
      <style:footer-style>
        <style:header-footer-properties svg:height="1.6cm" fo:margin-left="0cm" fo:margin-right="0cm" fo:margin-top="0.6cm" fo:background-color="transparent" style:dynamic-spacing="false">
          <style:background-image xlink:href="Pictures/10000000000007620000007687C8BACC.jpg" xlink:type="simple" xlink:actuate="onLoad" style:repeat="stretch"/>
        </style:header-footer-properties>
      </style:footer-style>
    </style:page-layout>
    <style:page-layout style:name="Mpm3" style:page-usage="left">
      <style:page-layout-properties fo:page-width="21.001cm" fo:page-height="29.7cm" style:num-format="1" style:print-orientation="portrait" fo:margin-top="1.499cm" fo:margin-bottom="1.3cm" fo:margin-left="1.499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header-footer-properties fo:min-height="0.6cm" fo:margin-left="0cm" fo:margin-right="0cm" fo:margin-bottom="0.3cm" fo:border-top="none" fo:border-bottom="0.018cm solid #666699" fo:border-left="none" fo:border-right="none" fo:padding-top="0cm" fo:padding-bottom="0.101cm" fo:padding-left="0cm" fo:padding-right="5.001cm" style:shadow="none" fo:background-color="transparent" style:dynamic-spacing="false">
          <style:background-image/>
        </style:header-footer-properties>
      </style:header-style>
      <style:footer-style>
        <style:header-footer-properties svg:height="1.6cm" fo:margin-left="0cm" fo:margin-right="0cm" fo:margin-top="0.6cm" fo:border="none" fo:padding="0cm" style:shadow="none" fo:background-color="transparent" style:dynamic-spacing="false">
          <style:background-image xlink:href="Pictures/1000000000000762000000762C19C889.jpg" xlink:type="simple" xlink:actuate="onLoad" style:repeat="stretch"/>
        </style:header-footer-properties>
      </style:footer-style>
    </style:page-layout>
    <style:page-layout style:name="Mpm4"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adjustment="left" style:rel-width="25%" style:color="#000000"/>
      </style:page-layout-properties>
      <style:header-style>
        <style:header-footer-properties fo:min-height="0.6cm" fo:margin-left="0cm" fo:margin-right="0cm" fo:margin-bottom="0.3cm" fo:border-top="none" fo:border-bottom="0.018cm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fo:background-color="transparent" style:dynamic-spacing="false">
          <style:background-image xlink:href="Pictures/10000000000007620000007687C8BACC.jpg" xlink:type="simple" xlink:actuate="onLoad" style:repeat="stretch"/>
        </style:header-footer-properties>
      </style:footer-style>
    </style:page-layout>
    <style:page-layout style:name="Mpm5" style:page-usage="right">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section" style:display-name="odTemplateText_content &gt; section" style:page-layout-name="Mpm2" style:next-style-name="odTemplateText_5f_content_20__3e__20_left">
      <style:footer>
        <text:p text:style-name="Footer"><draw:frame draw:style-name="Mfr1" draw:name="odTemplateText_content_cpyR" text:anchor-type="paragraph" svg:width="10.64cm" svg:height="1cm" draw:z-index="42"><draw:text-box><text:p text:style-name="Frame_20_contents"/></draw:text-box></draw:frame><draw:frame draw:style-name="Mfr2" draw:name="odTemplateText_content_pageR" text:anchor-type="paragraph" svg:width="1cm" svg:height="1cm" draw:z-index="49"><draw:text-box><text:p text:style-name="odTemplateText_5f_content_20__3e__20_page"><text:page-number text:select-page="current">15</text:page-number></text:p></draw:text-box></draw:frame><text:tab/><text:tab/></text:p>
      </style:footer>
      <style:footer-left>
        <text:p text:style-name="Footer"><draw:frame draw:style-name="Mfr3" draw:name="odTemplateText_content_cpyL" text:anchor-type="paragraph" svg:width="11.95cm" svg:height="1cm" draw:z-index="0"><draw:text-box><text:p text:style-name="Frame_20_contents"/></draw:text-box></draw:frame><draw:frame draw:style-name="odTemplateText_20__3e__20_area_5f_pageL_20__3e__20_frame" draw:name="odTemplateText_content_pageL" text:anchor-type="paragraph" svg:width="1cm" svg:height="1cm" draw:z-index="0"><draw:text-box><text:p text:style-name="odTemplateText_5f_content_20__3e__20_page"><text:page-number text:select-page="current">15</text:page-number></text:p></draw:text-box></draw:frame><text:tab/><text:tab/></text:p>
      </style:footer-left>
    </style:master-page>
    <style:master-page style:name="odTemplateText_5f_content_20__3e__20_left" style:display-name="odTemplateText_content &gt; left" style:page-layout-name="Mpm3" style:next-style-name="odTemplateText_5f_content_20__3e__20_right">
      <style:header>
        <text:p text:style-name="Header"><draw:frame draw:style-name="Mfr4" draw:name="odTemplateText_content_partTitleRight" text:anchor-type="paragraph" svg:width="16cm" style:rel-width="100%" draw:z-index="0"><draw:text-box fo:min-height="1cm"><text:p text:style-name="odTemplateText_5f_content_20__3e__20_partTitleRightP"><text:chapter text:display="name" text:outline-level="1"/></text:p></draw:text-box></draw:frame><text:tab/><text:tab/></text:p>
      </style:header>
      <style:header-left>
        <text:p text:style-name="Header"><draw:frame draw:style-name="Mfr5" draw:name="odTemplateText_content_partTitleLeft" text:anchor-type="paragraph" svg:width="16cm" style:rel-width="100%" draw:z-index="2"><draw:text-box fo:min-height="1cm"><text:p text:style-name="odTemplateText_5f_content_20__3e__20_partTitleLeftP"><text:chapter text:display="name" text:outline-level="1">Glossaire</text:chapter></text:p></draw:text-box></draw:frame><text:tab/><text:tab/></text:p>
      </style:header-left>
      <style:footer>
        <text:p text:style-name="Footer"><draw:frame draw:style-name="Mfr1" draw:name="odTemplateText_content_cpyR1" text:anchor-type="paragraph" svg:width="10.64cm" svg:height="1cm" draw:z-index="0"><draw:text-box><text:p text:style-name="Frame_20_contents"/></draw:text-box></draw:frame><draw:frame draw:style-name="Mfr2" draw:name="odTemplateText_content_pageR1" text:anchor-type="paragraph" svg:width="1cm" svg:height="1cm" draw:z-index="0"><draw:text-box><text:p text:style-name="odTemplateText_5f_content_20__3e__20_page"><text:page-number text:select-page="current">15</text:page-number></text:p></draw:text-box></draw:frame><text:tab/><text:tab/></text:p>
      </style:footer>
      <style:footer-left>
        <text:p text:style-name="Footer"><draw:frame draw:style-name="Mfr3" draw:name="odTemplateText_content_cpyL1" text:anchor-type="paragraph" svg:width="11.95cm" svg:height="1cm" draw:z-index="4"><draw:text-box><text:p text:style-name="Frame_20_contents"/></draw:text-box></draw:frame><draw:frame draw:style-name="odTemplateText_20__3e__20_area_5f_pageL_20__3e__20_frame" draw:name="odTemplateText_content_pageL1" text:anchor-type="paragraph" svg:width="1cm" svg:height="1cm" draw:z-index="8"><draw:text-box><text:p text:style-name="odTemplateText_5f_content_20__3e__20_page"><text:page-number text:select-page="current">15</text:page-number></text:p></draw:text-box></draw:frame><text:tab/><text:tab/></text:p>
      </style:footer-left>
    </style:master-page>
    <style:master-page style:name="odTemplateText_5f_content_20__3e__20_right" style:display-name="odTemplateText_content &gt; right" style:page-layout-name="Mpm4" style:next-style-name="odTemplateText_5f_content_20__3e__20_left">
      <style:header>
        <text:p text:style-name="Header"><draw:frame draw:style-name="Mfr4" draw:name="odTemplateText_content_partTitleRight1" text:anchor-type="paragraph" svg:width="16cm" style:rel-width="100%" draw:z-index="12"><draw:text-box fo:min-height="1cm"><text:p text:style-name="odTemplateText_5f_content_20__3e__20_partTitleRightP"><text:chapter text:display="name" text:outline-level="1">Glossaire</text:chapter></text:p></draw:text-box></draw:frame><text:tab/><text:tab/></text:p>
      </style:header>
      <style:header-left>
        <text:p text:style-name="Header"><draw:frame draw:style-name="Mfr5" draw:name="odTemplateText_content_partTitleLeft1" text:anchor-type="paragraph" svg:width="16cm" style:rel-width="100%" draw:z-index="0"><draw:text-box fo:min-height="1cm"><text:p text:style-name="odTemplateText_5f_content_20__3e__20_partTitleLeftP"><text:chapter text:display="name" text:outline-level="1"/></text:p></draw:text-box></draw:frame><text:tab/><text:tab/></text:p>
      </style:header-left>
      <style:footer>
        <text:p text:style-name="Footer"><draw:frame draw:style-name="Mfr1" draw:name="odTemplateText_content_cpyR2" text:anchor-type="paragraph" svg:width="10.64cm" svg:height="1cm" draw:z-index="46"><draw:text-box><text:p text:style-name="Frame_20_contents"/></draw:text-box></draw:frame><draw:frame draw:style-name="Mfr2" draw:name="odTemplateText_content_pageR2" text:anchor-type="paragraph" svg:width="1cm" svg:height="1cm" draw:z-index="53"><draw:text-box><text:p text:style-name="odTemplateText_5f_content_20__3e__20_page"><text:page-number text:select-page="current">15</text:page-number></text:p></draw:text-box></draw:frame><text:tab/><text:tab/></text:p>
      </style:footer>
      <style:footer-left>
        <text:p text:style-name="Footer"><draw:frame draw:style-name="Mfr3" draw:name="odTemplateText_content_cpyL2" text:anchor-type="paragraph" svg:width="11.95cm" svg:height="1cm" draw:z-index="0"><draw:text-box><text:p text:style-name="Frame_20_contents"/></draw:text-box></draw:frame><draw:frame draw:style-name="odTemplateText_20__3e__20_area_5f_pageL_20__3e__20_frame" draw:name="odTemplateText_content_pageL2" text:anchor-type="paragraph" svg:width="1cm" svg:height="1cm" draw:z-index="0"><draw:text-box><text:p text:style-name="odTemplateText_5f_content_20__3e__20_page"><text:page-number text:select-page="current">15</text:page-number></text:p></draw:text-box></draw:frame><text:tab/><text:tab/></text:p>
      </style:footer-left>
    </style:master-page>
    <style:master-page style:name="odTemplateText_5f_content_20__3e__20__23_main" style:display-name="odTemplateText_content &gt; #main" style:page-layout-name="Mpm5" style:next-style-name="odTemplateText_5f_content_20__3e__20_left"/>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2E. Gestion de Stock</dc:title>
    <dc:description>Construit par la solution SCENARI (http://scenari-platform.org)
Chaine éditoriale Opale
- Version	: 1
- Date		: 26 Janvier 2011</dc:description>
    <meta:document-statistic meta:table-count="2" meta:image-count="0" meta:object-count="6" meta:page-count="15" meta:paragraph-count="343" meta:word-count="2943" meta:character-count="18175"/>
    <dc:date>2011-01-27T07:11:40.42</dc:date>
    <meta:editing-duration>PT00H00M06S</meta:editing-duration>
    <meta:editing-cycles>1</meta:editing-cycles>
  </office:meta>
</office:document-meta>
</file>

<file path=Object 1/content.xml><?xml version="1.0" encoding="utf-8"?>
<math xmlns="http://www.w3.org/1998/Math/MathML">
  <semantics>
    <mrow>
      <msub>
        <mi>N</mi>
        <mi>c</mi>
      </msub>
      <mi mathvariant="normal">=</mi>
      <mfrac>
        <msub>
          <mi>Q</mi>
          <mi>A</mi>
        </msub>
        <mi>q</mi>
      </mfrac>
    </mrow>
    <annotation encoding="StarMath 5.0">N_{c}={Q_A} over {q} </annotation>
  </semantics>
</math>
</file>

<file path=Object 2/content.xml><?xml version="1.0" encoding="utf-8"?>
<math xmlns="http://www.w3.org/1998/Math/MathML">
  <semantics>
    <mrow>
      <mrow>
        <msub>
          <mi>C</mi>
          <mi mathvariant="italic">adm</mi>
        </msub>
        <mi mathvariant="normal">=</mi>
        <msub>
          <mi>N</mi>
          <mi>c</mi>
        </msub>
      </mrow>
      <mn>.</mn>
      <mrow>
        <msub>
          <mi>C</mi>
          <mi>c</mi>
        </msub>
        <mi mathvariant="normal">=</mi>
        <mfrac>
          <msub>
            <mi>Q</mi>
            <mi>A</mi>
          </msub>
          <mi>q</mi>
        </mfrac>
      </mrow>
      <mn>.</mn>
      <msub>
        <mi>C</mi>
        <mi>c</mi>
      </msub>
    </mrow>
    <annotation encoding="StarMath 5.0">C_{adm}= N_{c}.C_{c}={Q_A} over {q}.C_c </annotation>
  </semantics>
</math>
</file>

<file path=Object 3/content.xml><?xml version="1.0" encoding="utf-8"?>
<math xmlns="http://www.w3.org/1998/Math/MathML">
  <semantics>
    <mrow>
      <mrow>
        <msub>
          <mi>C</mi>
          <mi mathvariant="italic">pos</mi>
        </msub>
        <mi mathvariant="normal">=</mi>
        <mfrac>
          <mi>q</mi>
          <mn>2</mn>
        </mfrac>
      </mrow>
      <mn>.</mn>
      <msub>
        <mi>P</mi>
        <mi>u</mi>
      </msub>
      <mn>.</mn>
      <mi>T</mi>
    </mrow>
    <annotation encoding="StarMath 5.0">C_{pos}= {q} over {2}.P_{u}.T </annotation>
  </semantics>
</math>
</file>

<file path=Object 4/content.xml><?xml version="1.0" encoding="utf-8"?>
<math xmlns="http://www.w3.org/1998/Math/MathML">
  <semantics>
    <mrow>
      <msub>
        <mi>Q</mi>
        <mi>e</mi>
      </msub>
      <mi mathvariant="normal">=</mi>
      <msqrt>
        <mfrac>
          <mrow>
            <msub>
              <mn>2.Q</mn>
              <mi>a</mi>
            </msub>
            <mn>.</mn>
            <msub>
              <mi>C</mi>
              <mi>c</mi>
            </msub>
          </mrow>
          <mrow>
            <msub>
              <mi>P</mi>
              <mi>u</mi>
            </msub>
            <mn>.</mn>
            <mi>T</mi>
          </mrow>
        </mfrac>
      </msqrt>
    </mrow>
    <annotation encoding="StarMath 5.0">Q_{e}=sqrt{{2.Q_{a}.C_{c}} over {P_{u}.T} } </annotation>
  </semantics>
</math>
</file>

<file path=Object 5/content.xml><?xml version="1.0" encoding="utf-8"?>
<math xmlns="http://www.w3.org/1998/Math/MathML">
  <semantics>
    <mrow>
      <msub>
        <mi>T</mi>
        <mi>e</mi>
      </msub>
      <mrow>
        <mi/>
        <mi mathvariant="normal">=</mi>
        <mi/>
      </mrow>
      <mfrac>
        <msub>
          <mi>Q</mi>
          <mi>e</mi>
        </msub>
        <msub>
          <mi>Q</mi>
          <mi>a</mi>
        </msub>
      </mfrac>
      <mn>.12</mn>
      <mrow>
        <mi/>
        <mi mathvariant="normal">=</mi>
        <mi/>
      </mrow>
      <msqrt>
        <mfrac>
          <msub>
            <mn>2.C</mn>
            <mi>c</mi>
          </msub>
          <mrow>
            <msub>
              <mi>P</mi>
              <mi>u</mi>
            </msub>
            <mn>.</mn>
            <mi>T</mi>
          </mrow>
        </mfrac>
      </msqrt>
      <mi mathvariant="italic">mois</mi>
    </mrow>
    <annotation encoding="StarMath 5.0">T_{e} `= `Q_{e} over Q_{a} .12`= `sqrt{{2.C_{c}} over {P_{u}.T} } mois</annotation>
  </semantics>
</math>
</file>

<file path=Object 6/content.xml><?xml version="1.0" encoding="utf-8"?>
<math xmlns="http://www.w3.org/1998/Math/MathML">
  <semantics>
    <mrow>
      <mi mathvariant="italic">Minimum</mi>
      <mi mathvariant="italic">stockage</mi>
      <mi/>
      <mo stretchy="false">→</mo>
      <mi/>
      <msub>
        <mi>Q</mi>
        <mi>a</mi>
      </msub>
      <mrow>
        <mi/>
        <mo stretchy="false">&gt;</mo>
        <mi/>
      </mrow>
      <mfrac>
        <mrow>
          <msub>
            <mn>2.P</mn>
            <mi>u</mi>
          </msub>
          <mn>.</mn>
          <msub>
            <mi mathvariant="italic">T.C</mi>
            <mi>c</mi>
          </msub>
        </mrow>
        <msup>
          <mrow>
            <mi stretchy="false" mathvariant="normal">[</mi>
            <mrow>
              <mi>P</mi>
              <mo stretchy="false">+</mo>
              <msub>
                <mi>C</mi>
                <mi mathvariant="italic">cpc</mi>
              </msub>
            </mrow>
            <mi stretchy="false" mathvariant="normal">]</mi>
          </mrow>
          <mn>2</mn>
        </msup>
      </mfrac>
    </mrow>
    <annotation encoding="StarMath 5.0">Minimum stockage ~rightarrow~ Q_{a}`&gt;`{2.P_{u}.T.C_{c}} over {[P + C_{cpc}]^2} </annotation>
  </semantics>
</math>
</file>